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text-properties officeooo:rsid="002f73c6" officeooo:paragraph-rsid="002f73c6"/>
    </style:style>
    <style:style style:name="P3" style:family="paragraph" style:parent-style-name="Standard">
      <style:paragraph-properties fo:break-before="page"/>
      <style:text-properties officeooo:rsid="002f73c6" officeooo:paragraph-rsid="002f73c6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7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8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1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2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6666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text-properties fo:font-size="12pt"/>
    </style:style>
    <style:style style:name="P26" style:family="paragraph">
      <style:text-properties fo:font-size="12pt"/>
    </style:style>
    <style:style style:name="P27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ffffff"/>
      <style:text-properties fo:font-size="5pt" style:font-size-asian="5pt" style:font-size-complex="5pt"/>
    </style:style>
    <style:style style:name="P3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4acf1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style:font-name="Times New Roman"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/>
    </style:style>
    <style:style style:name="gr23" style:family="graphic">
      <style:graphic-properties style:run-through="foreground"/>
    </style:style>
    <style:style style:name="gr24" style:family="graphic">
      <style:graphic-properties draw:stroke="none" svg:stroke-color="#000000" draw:fill="none" draw:fill-color="#ffffff" fo:min-height="0.3508in" style:run-through="foreground"/>
    </style:style>
    <style:style style:name="gr25" style:family="graphic">
      <style:graphic-properties draw:stroke="none" svg:stroke-color="#000000" draw:fill="none" draw:fill-color="#ffffff" fo:min-height="0.1925in" style:run-through="foreground"/>
    </style:style>
    <style:style style:name="gr26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27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28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29" style:family="graphic">
      <style:graphic-properties draw:stroke="none" svg:stroke-color="#000000" draw:fill="none" draw:fill-color="#ffffff" fo:min-height="0.2409in" style:run-through="foreground"/>
    </style:style>
    <style:style style:name="gr30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31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2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/>
    </style:style>
    <style:style style:name="gr3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35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6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1319in" style:run-through="foreground"/>
    </style:style>
    <style:style style:name="gr38" style:family="graphic">
      <style:graphic-properties draw:stroke="none" svg:stroke-color="#000000" draw:fill="none" draw:fill-color="#ffffff" fo:min-height="0.1661in" style:run-through="foreground"/>
    </style:style>
    <style:style style:name="gr39" style:family="graphic">
      <style:graphic-properties draw:stroke="none" svg:stroke-color="#000000" draw:fill="none" draw:fill-color="#ffffff" fo:min-height="0.172in" style:run-through="foreground"/>
    </style:style>
    <style:style style:name="gr40" style:family="graphic">
      <style:graphic-properties draw:stroke="none" svg:stroke-color="#000000" draw:fill="none" draw:fill-color="#ffffff" fo:min-height="0.1445in" style:run-through="foreground"/>
    </style:style>
    <style:style style:name="gr41" style:family="graphic">
      <style:graphic-properties draw:stroke="none" svg:stroke-color="#000000" draw:fill="none" draw:fill-color="#ffffff" fo:min-height="0.1634in" style:run-through="foreground"/>
    </style:style>
    <style:style style:name="gr42" style:family="graphic">
      <style:graphic-properties draw:marker-start="" draw:marker-end="Arrowheads_20_3" draw:textarea-horizontal-align="center" draw:textarea-vertical-align="middle" style:run-through="foreground"/>
    </style:style>
    <style:style style:name="gr43" style:family="graphic">
      <style:graphic-properties draw:stroke="none" svg:stroke-color="#000000" draw:fill="none" draw:fill-color="#ffffff" fo:min-height="0.1126in" style:run-through="foreground"/>
    </style:style>
    <style:style style:name="gr44" style:family="graphic">
      <style:graphic-properties draw:stroke="none" svg:stroke-color="#000000" draw:fill="none" draw:fill-color="#ffffff" fo:min-height="0.1236in" style:run-through="foreground"/>
    </style:style>
    <style:style style:name="gr45" style:family="graphic">
      <style:graphic-properties draw:stroke="none" svg:stroke-color="#000000" draw:fill="none" draw:fill-color="#ffffff" fo:min-height="0.1362in" style:run-through="foreground"/>
    </style:style>
    <style:style style:name="gr46" style:family="graphic">
      <style:graphic-properties draw:stroke="none" svg:stroke-color="#000000" draw:fill="none" draw:fill-color="#ffffff" fo:min-height="0.1181in" style:run-through="foreground"/>
    </style:style>
    <style:style style:name="gr47" style:family="graphic">
      <style:graphic-properties draw:stroke="none" svg:stroke-color="#000000" draw:fill="none" draw:fill-color="#ffffff" fo:min-height="0.1457in" style:run-through="foreground"/>
    </style:style>
    <style:style style:name="gr48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/>
    </style:style>
    <style:style style:name="gr49" style:family="graphic">
      <style:graphic-properties draw:stroke="none" svg:stroke-color="#000000" draw:fill="none" draw:fill-color="#ffffff" fo:min-height="0.1984in" style:run-through="foreground"/>
    </style:style>
    <style:style style:name="gr50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1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2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3" style:family="graphic">
      <style:graphic-properties draw:stroke="none" svg:stroke-color="#000000" draw:fill="none" draw:fill-color="#ffffff" fo:min-height="0.1665in" style:run-through="foreground"/>
    </style:style>
    <style:style style:name="gr54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5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6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7" style:family="graphic">
      <style:graphic-properties draw:stroke="none" svg:stroke-color="#000000" draw:fill="none" draw:fill-color="#ffffff" fo:min-height="0.1382in" style:run-through="foreground"/>
    </style:style>
    <style:style style:name="gr58" style:family="graphic">
      <style:graphic-properties draw:stroke="none" svg:stroke-color="#000000" draw:fill="none" draw:fill-color="#ffffff" fo:min-height="0.1374in" style:run-through="foreground"/>
    </style:style>
    <style:style style:name="gr59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0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1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2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3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4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5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6" style:family="graphic">
      <style:graphic-properties draw:stroke="solid" svg:stroke-color="#000000" draw:fill="solid" draw:fill-color="#ff6600" fo:min-height="0.2563in" style:run-through="foreground"/>
    </style:style>
    <style:style style:name="gr67" style:family="graphic">
      <style:graphic-properties draw:stroke="solid" svg:stroke-color="#000000" draw:fill="solid" draw:fill-color="#ffff00" fo:min-height="0.1811in" style:run-through="foreground"/>
    </style:style>
    <style:style style:name="gr68" style:family="graphic">
      <style:graphic-properties draw:stroke="solid" svg:stroke-color="#000000" draw:fill="solid" draw:fill-color="#99ff66" fo:min-height="0.2035in" style:run-through="foreground"/>
    </style:style>
    <style:style style:name="gr6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/>
    </style:style>
    <style:style style:name="gr7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/>
    </style:style>
    <style:style style:name="gr71" style:family="graphic">
      <style:graphic-properties draw:stroke="none" svg:stroke-color="#000000" draw:fill="none" draw:fill-color="#ffffff" fo:min-height="0.0807in" style:run-through="foreground"/>
    </style:style>
    <style:style style:name="gr72" style:family="graphic">
      <style:graphic-properties draw:textarea-horizontal-align="justify" draw:textarea-vertical-align="middle" draw:auto-grow-height="false" fo:min-height="0.6583in" fo:min-width="0.7583in" style:run-through="foreground" style:vertical-pos="from-top" style:vertical-rel="paragraph" style:horizontal-pos="from-left" style:horizontal-rel="paragraph"/>
    </style:style>
    <style:style style:name="gr73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vertical-pos="from-top" style:vertical-rel="paragraph" style:horizontal-pos="from-left" style:horizontal-rel="paragraph"/>
    </style:style>
    <style:style style:name="gr74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5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76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7" style:family="graphic">
      <style:graphic-properties draw:stroke="none" svg:stroke-color="#000000" draw:fill="none" draw:fill-color="#ffffff" fo:min-height="0.1319in" style:run-through="foreground" style:vertical-pos="from-top" style:vertical-rel="paragraph" style:horizontal-pos="from-left" style:horizontal-rel="paragraph"/>
    </style:style>
    <style:style style:name="gr78" style:family="graphic">
      <style:graphic-properties draw:stroke="none" svg:stroke-color="#000000" draw:fill="none" draw:fill-color="#ffffff" fo:min-height="0.1661in" style:run-through="foreground" style:vertical-pos="from-top" style:vertical-rel="paragraph" style:horizontal-pos="from-left" style:horizontal-rel="paragraph"/>
    </style:style>
    <style:style style:name="gr79" style:family="graphic">
      <style:graphic-properties draw:stroke="none" svg:stroke-color="#000000" draw:fill="none" draw:fill-color="#ffffff" fo:min-height="0.172in" style:run-through="foreground" style:vertical-pos="from-top" style:vertical-rel="paragraph" style:horizontal-pos="from-left" style:horizontal-rel="paragraph"/>
    </style:style>
    <style:style style:name="gr80" style:family="graphic">
      <style:graphic-properties draw:stroke="none" svg:stroke-color="#000000" draw:fill="none" draw:fill-color="#ffffff" fo:min-height="0.1445in" style:run-through="foreground" style:vertical-pos="from-top" style:vertical-rel="paragraph" style:horizontal-pos="from-left" style:horizontal-rel="paragraph"/>
    </style:style>
    <style:style style:name="gr81" style:family="graphic">
      <style:graphic-properties draw:stroke="none" svg:stroke-color="#000000" draw:fill="none" draw:fill-color="#ffffff" fo:min-height="0.1634in" style:run-through="foreground" style:vertical-pos="from-top" style:vertical-rel="paragraph" style:horizontal-pos="from-left" style:horizontal-rel="paragraph"/>
    </style:style>
    <style:style style:name="gr82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83" style:family="graphic">
      <style:graphic-properties draw:stroke="none" svg:stroke-color="#000000" draw:fill="none" draw:fill-color="#ffffff" fo:min-height="0.1126in" style:run-through="foreground" style:vertical-pos="from-top" style:vertical-rel="paragraph" style:horizontal-pos="from-left" style:horizontal-rel="paragraph"/>
    </style:style>
    <style:style style:name="gr84" style:family="graphic">
      <style:graphic-properties draw:stroke="none" svg:stroke-color="#000000" draw:fill="none" draw:fill-color="#ffffff" fo:min-height="0.1236in" style:run-through="foreground" style:vertical-pos="from-top" style:vertical-rel="paragraph" style:horizontal-pos="from-left" style:horizontal-rel="paragraph"/>
    </style:style>
    <style:style style:name="gr85" style:family="graphic">
      <style:graphic-properties draw:stroke="none" svg:stroke-color="#000000" draw:fill="none" draw:fill-color="#ffffff" fo:min-height="0.1362in" style:run-through="foreground" style:vertical-pos="from-top" style:vertical-rel="paragraph" style:horizontal-pos="from-left" style:horizontal-rel="paragraph"/>
    </style:style>
    <style:style style:name="gr86" style:family="graphic">
      <style:graphic-properties draw:stroke="none" svg:stroke-color="#000000" draw:fill="none" draw:fill-color="#ffffff" fo:min-height="0.1181in" style:run-through="foreground" style:vertical-pos="from-top" style:vertical-rel="paragraph" style:horizontal-pos="from-left" style:horizontal-rel="paragraph"/>
    </style:style>
    <style:style style:name="gr87" style:family="graphic">
      <style:graphic-properties draw:stroke="none" svg:stroke-color="#000000" draw:fill="none" draw:fill-color="#ffffff" fo:min-height="0.1457in" style:run-through="foreground" style:vertical-pos="from-top" style:vertical-rel="paragraph" style:horizontal-pos="from-left" style:horizontal-rel="paragraph"/>
    </style:style>
    <style:style style:name="gr88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 style:vertical-pos="from-top" style:vertical-rel="paragraph" style:horizontal-pos="from-left" style:horizontal-rel="paragraph"/>
    </style:style>
    <style:style style:name="gr89" style:family="graphic">
      <style:graphic-properties draw:stroke="solid" svg:stroke-color="#000000" draw:fill="solid" draw:fill-color="#ff6600" draw:textarea-vertical-align="middle" fo:min-height="0.2563in" style:run-through="foreground"/>
    </style:style>
    <style:style style:name="gr90" style:family="graphic">
      <style:graphic-properties draw:stroke="solid" svg:stroke-color="#000000" draw:fill="solid" draw:fill-color="#ffff00" draw:textarea-vertical-align="middle" fo:min-height="0.1811in" style:run-through="foreground"/>
    </style:style>
    <style:style style:name="gr91" style:family="graphic">
      <style:graphic-properties draw:stroke="solid" svg:stroke-color="#000000" draw:fill="solid" draw:fill-color="#99ff66" draw:textarea-vertical-align="middle" fo:min-height="0.2035in" style:run-through="foreground"/>
    </style:style>
    <style:style style:name="gr92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vertical-pos="from-top" style:vertical-rel="paragraph" style:horizontal-pos="from-left" style:horizontal-rel="paragraph"/>
    </style:style>
    <style:style style:name="gr93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vertical-pos="from-top" style:vertical-rel="paragraph" style:horizontal-pos="from-left" style:horizontal-rel="paragraph"/>
    </style:style>
    <style:style style:name="gr94" style:family="graphic">
      <style:graphic-properties draw:stroke="none" svg:stroke-color="#000000" draw:fill="none" draw:fill-color="#ffffff" fo:min-height="0.0807in" style:run-through="foreground" style:vertical-pos="from-top" style:vertical-rel="paragraph" style:horizontal-pos="from-left" style:horizontal-rel="paragraph"/>
    </style:style>
    <style:style style:name="gr95" style:family="graphic">
      <style:graphic-properties draw:stroke="solid" svg:stroke-color="#000000" draw:fill="solid" draw:fill-color="#99ff66" fo:min-height="0.2035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5" svg:width="0.4067in" svg:height="0.7768in" svg:x="0.1929in" svg:y="0.2236in"><text:p text:style-name="P4"><text:span text:style-name="T2">Input</text:span></text:p><text:p text:style-name="P4"><text:span text:style-name="T2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6" svg:width="0.7748in" svg:height="0.7768in" svg:x="0.6217in" svg:y="0.2236in"><text:p text:style-name="P4"><text:span text:style-name="T2">CO</text:span><text:span text:style-name="T2">NV</text:span><text:span text:style-name="T2">1+R</text:span><text:span text:style-name="T2">eLU</text:span></text:p><text:p text:style-name="P4"><text:span text:style-name="T2">filte</text:span><text:span text:style-name="T2">rs: </text:span><text:span text:style-name="T2">20</text:span></text:p><text:p text:style-name="P4"><text:span text:style-name="T2">f_si</text:span><text:span text:style-name="T2">ze: </text:span><text:span text:style-name="T2">4x4</text:span></text:p><text:p text:style-name="P4"><text:span text:style-name="T2">strid</text:span><text:span text:style-name="T2">e: 1</text:span></text:p><text:p text:style-name="P4"><text:span text:style-name="T2">pad</text:span><text:span text:style-name="T2">din</text:span><text:span text:style-name="T2">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7" svg:width="0.5287in" svg:height="0.7768in" svg:x="1.4181in" svg:y="0.2236in"><text:p text:style-name="P4"><text:span text:style-name="T2">PO</text:span><text:span text:style-name="T2">OL</text:span><text:span text:style-name="T2">1</text:span></text:p><text:p text:style-name="P4"><text:span text:style-name="T2">f_si</text:span><text:span text:style-name="T2">ze: </text:span><text:span text:style-name="T2">2x2</text:span></text:p><text:p text:style-name="P4"><text:span text:style-name="T2">strid</text:span><text:span text:style-name="T2">e: 2</text:span></text:p><text:p text:style-name="P4"><text:span text:style-name="T2">pad</text:span><text:span text:style-name="T2">din</text:span><text:span text:style-name="T2">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6" svg:width="0.7406in" svg:height="0.7768in" svg:x="1.9626in" svg:y="0.2236in"><text:p text:style-name="P4"><text:span text:style-name="T2">C</text:span><text:span text:style-name="T2">O</text:span><text:span text:style-name="T2">N</text:span><text:span text:style-name="T2">V</text:span><text:span text:style-name="T2">2+</text:span><text:span text:style-name="T2">Re</text:span><text:span text:style-name="T2">L</text:span><text:span text:style-name="T2">U</text:span></text:p><text:p text:style-name="P4"><text:span text:style-name="T2">filt</text:span><text:span text:style-name="T2">ers</text:span><text:span text:style-name="T2">: </text:span><text:span text:style-name="T2">40</text:span></text:p><text:p text:style-name="P4"><text:span text:style-name="T2">f_</text:span><text:span text:style-name="T2">siz</text:span><text:span text:style-name="T2">e: </text:span><text:span text:style-name="T2">3x</text:span><text:span text:style-name="T2">3</text:span></text:p><text:p text:style-name="P4"><text:span text:style-name="T2">str</text:span><text:span text:style-name="T2">id</text:span><text:span text:style-name="T2">e: </text:span><text:span text:style-name="T2">1</text:span></text:p><text:p text:style-name="P4"><text:span text:style-name="T2">pa</text:span><text:span text:style-name="T2">dd</text:span><text:span text:style-name="T2">in</text:span><text:span text:style-name="T2">g: </text:span><text:span text:style-name="T2">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7" svg:width="0.5524in" svg:height="0.7768in" svg:x="2.7193in" svg:y="0.2236in"><text:p text:style-name="P4"><text:span text:style-name="T2">PO</text:span><text:span text:style-name="T2">OL</text:span><text:span text:style-name="T2">2</text:span></text:p><text:p text:style-name="P4"><text:span text:style-name="T2">stri</text:span><text:span text:style-name="T2">de: </text:span><text:span text:style-name="T2">2</text:span></text:p><text:p text:style-name="P4"><text:span text:style-name="T2">pad</text:span><text:span text:style-name="T2">din</text:span><text:span text:style-name="T2">g: </text:span><text:span text:style-name="T2">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8" svg:width="0.5524in" svg:height="0.7768in" svg:x="3.2937in" svg:y="0.2236in"><text:p text:style-name="P4"><text:span text:style-name="T2">FC</text:span><text:span text:style-name="T2">1+</text:span><text:span text:style-name="T2">Re</text:span><text:span text:style-name="T2">LU</text:span></text:p><text:p text:style-name="P4"><text:span text:style-name="T2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8" svg:width="0.5524in" svg:height="0.7768in" svg:x="3.8681in" svg:y="0.2236in"><text:p text:style-name="P4"><text:span text:style-name="T2">FC</text:span><text:span text:style-name="T2">2+</text:span><text:span text:style-name="T2">Re</text:span><text:span text:style-name="T2">LU</text:span></text:p><text:p text:style-name="P4"><text:span text:style-name="T2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9" svg:width="0.3331in" svg:height="0.7768in" svg:x="0.1929in" svg:y="0.0319in"><text:p text:style-name="P4"><text:span text:style-name="T3">Input</text:span></text:p><text:p text:style-name="P4"><text:span text:style-name="T3">1x39</text:span><text:span text:style-name="T3">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10" svg:width="0.5504in" svg:height="0.7768in" svg:x="0.5437in" svg:y="0.0319in"><text:p text:style-name="P4"><text:span text:style-name="T3">CONV</text:span><text:span text:style-name="T3">1+ReL</text:span><text:span text:style-name="T3">U</text:span></text:p><text:p text:style-name="P4"><text:span text:style-name="T3">filters: </text:span><text:span text:style-name="T3">20</text:span></text:p><text:p text:style-name="P4"><text:span text:style-name="T3">f_size: </text:span><text:span text:style-name="T3">4x4</text:span></text:p><text:p text:style-name="P4"><text:span text:style-name="T3">stride: 1</text:span></text:p><text:p text:style-name="P4"><text:span text:style-name="T3">padding</text:span><text:span text:style-name="T3">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10" svg:width="0.5504in" svg:height="0.7768in" svg:x="1.5366in" svg:y="0.0319in"><text:p text:style-name="P4"><text:span text:style-name="T3">CONV2+ReLU</text:span></text:p><text:p text:style-name="P4"><text:span text:style-name="T3">filters: 40</text:span></text:p><text:p text:style-name="P4"><text:span text:style-name="T3">f_size: 3x3</text:span></text:p><text:p text:style-name="P4"><text:span text:style-name="T3">stride: 1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1" svg:width="0.4098in" svg:height="0.7768in" svg:x="1.111in" svg:y="0.0319in"><text:p text:style-name="P4"><text:span text:style-name="T3">POOL1</text:span></text:p><text:p text:style-name="P4"><text:span text:style-name="T3">f_size: 2x2</text:span></text:p><text:p text:style-name="P4"><text:span text:style-name="T3">stride: 2</text:span></text:p><text:p text:style-name="P4"><text:span text:style-name="T3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11" svg:width="0.4157in" svg:height="0.7768in" svg:x="2.1055in" svg:y="0.0374in"><text:p text:style-name="P4"><text:span text:style-name="T3">POOL</text:span><text:span text:style-name="T3">2</text:span></text:p><text:p text:style-name="P4"><text:span text:style-name="T3">stride: </text:span><text:span text:style-name="T3">2</text:span></text:p><text:p text:style-name="P4"><text:span text:style-name="T3">paddin</text:span><text:span text:style-name="T3">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10" svg:width="0.5504in" svg:height="0.7768in" svg:x="2.5374in" svg:y="0.0319in"><text:p text:style-name="P4"><text:span text:style-name="T3">CON</text:span><text:span text:style-name="T3">V3+</text:span><text:span text:style-name="T3">ReL</text:span><text:span text:style-name="T3">U</text:span></text:p><text:p text:style-name="P4"><text:span text:style-name="T3">filter</text:span><text:span text:style-name="T3">s: 60</text:span></text:p><text:p text:style-name="P4"><text:span text:style-name="T3">f_siz</text:span><text:span text:style-name="T3">e: </text:span><text:span text:style-name="T3">3x3</text:span></text:p><text:p text:style-name="P4"><text:span text:style-name="T3">strid</text:span><text:span text:style-name="T3">e: 1</text:span></text:p><text:p text:style-name="P4"><text:span text:style-name="T3">padd</text:span><text:span text:style-name="T3">ing: </text:span><text:span text:style-name="T3">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11" svg:width="0.4098in" svg:height="0.7768in" svg:x="3.0992in" svg:y="0.0319in"><text:p text:style-name="P4"><text:span text:style-name="T3">POOL</text:span><text:span text:style-name="T3">3</text:span></text:p><text:p text:style-name="P4"><text:span text:style-name="T3">f_size: </text:span><text:span text:style-name="T3">2x2</text:span></text:p><text:p text:style-name="P4"><text:span text:style-name="T3">stride: </text:span><text:span text:style-name="T3">2</text:span></text:p><text:p text:style-name="P4"><text:span text:style-name="T3">paddin</text:span><text:span text:style-name="T3">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10" svg:width="0.548in" svg:height="0.7768in" svg:x="3.5252in" svg:y="0.0319in"><text:p text:style-name="P4"><text:span text:style-name="T3">CO</text:span><text:span text:style-name="T3">N</text:span><text:span text:style-name="T3">V4</text:span><text:span text:style-name="T3">+R</text:span><text:span text:style-name="T3">eL</text:span><text:span text:style-name="T3">U</text:span></text:p><text:p text:style-name="P4"><text:span text:style-name="T3">filt</text:span><text:span text:style-name="T3">ers</text:span><text:span text:style-name="T3">: </text:span><text:span text:style-name="T3">80</text:span></text:p><text:p text:style-name="P4"><text:span text:style-name="T3">f_s</text:span><text:span text:style-name="T3">ize</text:span><text:span text:style-name="T3">: </text:span><text:span text:style-name="T3">2x</text:span><text:span text:style-name="T3">2</text:span></text:p><text:p text:style-name="P4"><text:span text:style-name="T3">stri</text:span><text:span text:style-name="T3">de: </text:span><text:span text:style-name="T3">1</text:span></text:p><text:p text:style-name="P4"><text:span text:style-name="T3">pa</text:span><text:span text:style-name="T3">ddi</text:span><text:span text:style-name="T3">ng: </text:span><text:span text:style-name="T3">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12" svg:width="0.4512in" svg:height="0.7768in" svg:x="4.0898in" svg:y="0.0319in"><text:p text:style-name="P4"><text:span text:style-name="T3">FC1</text:span><text:span text:style-name="T3">+Re</text:span><text:span text:style-name="T3">LU</text:span></text:p><text:p text:style-name="P4"><text:span text:style-name="T3">120/</text:span><text:span text:style-name="T3">100/</text:span><text:span text:style-name="T3">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12" svg:width="0.4217in" svg:height="0.7768in" svg:x="4.5571in" svg:y="0.0319in"><text:p text:style-name="P4"><text:span text:style-name="T3">FC2</text:span><text:span text:style-name="T3">+Re</text:span><text:span text:style-name="T3">LU</text:span></text:p><text:p text:style-name="P4"><text:span text:style-name="T3">10/6/</text:span><text:span text:style-name="T3">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7" draw:name="Shape1" draw:style-name="gr14" draw:text-style-name="P9" svg:width="0.4012in" svg:height="0.7768in" svg:x="0.1764in" svg:y="0.0319in"><text:p text:style-name="P4"><text:span text:style-name="T3">Inp</text:span><text:span text:style-name="T3">ut</text:span></text:p><text:p text:style-name="P4"><text:span text:style-name="T3">1x</text:span><text:span text:style-name="T3">19</text:span><text:span text:style-name="T3">2x</text:span><text:span text:style-name="T3">25</text:span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10" svg:width="0.5504in" svg:height="0.7768in" svg:x="0.5937in" svg:y="0.0319in"><text:p text:style-name="P4"><text:span text:style-name="T3">CO</text:span><text:span text:style-name="T3">N</text:span><text:span text:style-name="T3">V1</text:span></text:p><text:p text:style-name="P4"><text:span text:style-name="T3">filt</text:span><text:span text:style-name="T3">ers</text:span><text:span text:style-name="T3">: </text:span><text:span text:style-name="T3">32</text:span></text:p><text:p text:style-name="P4"><text:span text:style-name="T3">f_s</text:span><text:span text:style-name="T3">ize</text:span><text:span text:style-name="T3">: </text:span><text:span text:style-name="T3">3x</text:span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11" svg:width="0.4098in" svg:height="0.7768in" svg:x="1.161in" svg:y="0.0319in"><text:p text:style-name="P4"><text:span text:style-name="T3">PO</text:span><text:span text:style-name="T3">OL</text:span><text:span text:style-name="T3">1</text:span></text:p><text:p text:style-name="P4"><text:span text:style-name="T3">f_s</text:span><text:span text:style-name="T3">ize</text:span><text:span text:style-name="T3">: </text:span><text:span text:style-name="T3">2x</text:span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10" svg:width="0.5504in" svg:height="0.7768in" svg:x="1.9366in" svg:y="0.0319in"><text:p text:style-name="P4"><text:span text:style-name="T3">CO</text:span><text:span text:style-name="T3">N</text:span><text:span text:style-name="T3">V2</text:span></text:p><text:p text:style-name="P4"><text:span text:style-name="T3">filt</text:span><text:span text:style-name="T3">ers</text:span><text:span text:style-name="T3">: </text:span><text:span text:style-name="T3">64</text:span></text:p><text:p text:style-name="P4"><text:span text:style-name="T3">f_s</text:span><text:span text:style-name="T3">ize</text:span><text:span text:style-name="T3">: </text:span><text:span text:style-name="T3">2x</text:span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11" svg:width="0.4157in" svg:height="0.7768in" svg:x="2.5055in" svg:y="0.0374in"><text:p text:style-name="P4"><text:span text:style-name="T3">PO</text:span><text:span text:style-name="T3">OL</text:span><text:span text:style-name="T3">2</text:span></text:p><text:p text:style-name="P4"><text:span text:style-name="T3">f_s</text:span><text:span text:style-name="T3">ize</text:span><text:span text:style-name="T3">: </text:span><text:span text:style-name="T3">2x</text:span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12" svg:width="0.4512in" svg:height="0.7768in" svg:x="4.6307in" svg:y="0.0319in"><text:p text:style-name="P4"><text:span text:style-name="T3">FC1</text:span></text:p><text:p text:style-name="P4"><text:span text:style-name="T3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10" svg:width="0.5504in" svg:height="0.7768in" svg:x="3.2925in" svg:y="0.0319in"><text:p text:style-name="P4"><text:span text:style-name="T3">CONV</text:span><text:span text:style-name="T3">3</text:span></text:p><text:p text:style-name="P4"><text:span text:style-name="T3">filters: </text:span><text:span text:style-name="T3">128</text:span></text:p><text:p text:style-name="P4"><text:span text:style-name="T3">f_size: </text:span><text:span text:style-name="T3">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11" svg:width="0.4098in" svg:height="0.7768in" svg:x="3.8543in" svg:y="0.0319in"><text:p text:style-name="P4"><text:span text:style-name="T3">POO</text:span><text:span text:style-name="T3">L3</text:span></text:p><text:p text:style-name="P4"><text:span text:style-name="T3">f_size</text:span><text:span text:style-name="T3">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12" svg:width="0.4512in" svg:height="0.7768in" svg:x="5.4429in" svg:y="0.0319in"><text:p text:style-name="P4"><text:span text:style-name="T3">FC2</text:span></text:p><text:p text:style-name="P4"><text:span text:style-name="T3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5" draw:text-style-name="P13" svg:width="0.3331in" svg:height="0.7768in" svg:x="1.5854in" svg:y="0.0319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5" draw:text-style-name="P13" svg:width="0.3331in" svg:height="0.7768in" svg:x="2.9402in" svg:y="0.0374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5" draw:text-style-name="P13" svg:width="0.3331in" svg:height="0.7768in" svg:x="4.2783in" svg:y="0.0319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5" draw:text-style-name="P13" svg:width="0.3331in" svg:height="0.7768in" svg:x="5.0957in" svg:y="0.0319in"><text:p text:style-name="P4"><text:span text:style-name="T3">DRO</text:span><text:span text:style-name="T3">P4</text:span></text:p><text:p text:style-name="P4"><text:span text:style-name="T3">p: </text:span><text:span text:style-name="T3">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12" svg:width="0.4217in" svg:height="0.7768in" svg:x="5.9083in" svg:y="0.0319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9" svg:width="0.3331in" svg:height="0.7768in" svg:x="0.2319in" svg:y="0.4228in"><text:p text:style-name="P4"><text:span text:style-name="T3">Input</text:span></text:p><text:p text:style-name="P4"><text:span text:style-name="T3">96x9</text:span><text:span text:style-name="T3">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6" draw:text-style-name="P10" svg:width="0.4051in" svg:height="0.7768in" svg:x="0.5827in" svg:y="0.4228in"><text:p text:style-name="P4"><text:span text:style-name="T3">CO</text:span><text:span text:style-name="T3">NV</text:span><text:span text:style-name="T3">1.1</text:span></text:p><text:p text:style-name="P4"><text:span text:style-name="T3">filt</text:span><text:span text:style-name="T3">ers: </text:span><text:span text:style-name="T3">32</text:span></text:p><text:p text:style-name="P4"><text:span text:style-name="T3">f_si</text:span><text:span text:style-name="T3">ze: </text:span><text:span text:style-name="T3">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11" svg:width="0.4098in" svg:height="0.7768in" svg:x="1.4327in" svg:y="0.4228in"><text:p text:style-name="P4"><text:span text:style-name="T3">POOL</text:span><text:span text:style-name="T3">1</text:span></text:p><text:p text:style-name="P4"><text:span text:style-name="T3">f_size: </text:span><text:span text:style-name="T3">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7" draw:text-style-name="P10" svg:width="0.3787in" svg:height="0.7768in" svg:x="2.2083in" svg:y="0.4228in"><text:p text:style-name="P4"><text:span text:style-name="T3">CONV</text:span><text:span text:style-name="T3">2.1</text:span></text:p><text:p text:style-name="P4"><text:span text:style-name="T3">filters: </text:span><text:span text:style-name="T3">32</text:span></text:p><text:p text:style-name="P4"><text:span text:style-name="T3">f_size: </text:span><text:span text:style-name="T3">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11" svg:width="0.4157in" svg:height="0.7768in" svg:x="2.9992in" svg:y="0.4283in"><text:p text:style-name="P4"><text:span text:style-name="T3">POO</text:span><text:span text:style-name="T3">L2</text:span></text:p><text:p text:style-name="P4"><text:span text:style-name="T3">f_size</text:span><text:span text:style-name="T3">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12" svg:width="0.4512in" svg:height="0.7768in" svg:x="5.3681in" svg:y="0.4228in"><text:p text:style-name="P4"><text:span text:style-name="T3">FC1</text:span></text:p><text:p text:style-name="P4"><text:span text:style-name="T3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12" svg:width="0.4217in" svg:height="0.7768in" svg:x="6.6457in" svg:y="0.4228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10" svg:width="0.3858in" svg:height="0.7768in" svg:x="3.7862in" svg:y="0.4228in"><text:p text:style-name="P4"><text:span text:style-name="T3">CONV3.1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11" svg:width="0.4098in" svg:height="0.7768in" svg:x="4.5917in" svg:y="0.4228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12" svg:width="0.4512in" svg:height="0.7768in" svg:x="6.1807in" svg:y="0.4228in"><text:p text:style-name="P4"><text:span text:style-name="T3">FC2</text:span></text:p><text:p text:style-name="P4"><text:span text:style-name="T3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9" draw:text-style-name="P13" svg:width="0.3331in" svg:height="0.7768in" svg:x="1.8571in" svg:y="0.4228in"><text:p text:style-name="P4"><text:span text:style-name="T3">DROP1</text:span></text:p><text:p text:style-name="P4"><text:span text:style-name="T3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9" draw:text-style-name="P13" svg:width="0.3331in" svg:height="0.7768in" svg:x="3.4339in" svg:y="0.4283in"><text:p text:style-name="P4"><text:span text:style-name="T3">DROP2</text:span></text:p><text:p text:style-name="P4"><text:span text:style-name="T3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9" draw:text-style-name="P13" svg:width="0.3331in" svg:height="0.7768in" svg:x="5.0161in" svg:y="0.4228in"><text:p text:style-name="P4"><text:span text:style-name="T3">DROP3</text:span></text:p><text:p text:style-name="P4"><text:span text:style-name="T3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9" draw:text-style-name="P13" svg:width="0.3331in" svg:height="0.7768in" svg:x="5.8335in" svg:y="0.4228in"><text:p text:style-name="P4"><text:span text:style-name="T3">DROP4</text:span></text:p><text:p text:style-name="P4"><text:span text:style-name="T3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0" draw:text-style-name="P10" svg:width="0.4106in" svg:height="0.7768in" svg:x="1.0075in" svg:y="0.4228in"><text:p text:style-name="P4"><text:span text:style-name="T3">CONV1.2</text:span></text:p><text:p text:style-name="P4"><text:span text:style-name="T3">filters: 32</text:span></text:p><text:p text:style-name="P4"><text:span text:style-name="T3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7" draw:text-style-name="P10" svg:width="0.3787in" svg:height="0.7768in" svg:x="2.6043in" svg:y="0.428in"><text:p text:style-name="P4"><text:span text:style-name="T3">CONV2.2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8" draw:text-style-name="P10" svg:width="0.3858in" svg:height="0.7768in" svg:x="4.1898in" svg:y="0.4228in"><text:p text:style-name="P4"><text:span text:style-name="T3">CONV3.2</text:span></text:p><text:p text:style-name="P4"><text:span text:style-name="T3">filters: 64</text:span></text:p><text:p text:style-name="P4"><text:span text:style-name="T3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8" draw:name="Shape1" draw:style-name="gr7" draw:text-style-name="P9" svg:width="0.3331in" svg:height="0.7768in" svg:x="0.2189in" svg:y="0.852in"><text:p text:style-name="P4"><text:span text:style-name="T3">Input</text:span></text:p><text:p text:style-name="P4"><text:span text:style-name="T3">192x256</text:span></text:p><draw:enhanced-geometry svg:viewBox="0 0 21600 21600" draw:type="rectangle" draw:enhanced-path="M 0 0 L 21600 0 21600 21600 0 21600 0 0 Z N"/></draw:custom-shape><draw:custom-shape text:anchor-type="paragraph" draw:z-index="49" draw:name="Shape1" draw:style-name="gr8" draw:text-style-name="P10" svg:width="0.5504in" svg:height="0.7768in" svg:x="0.5693in" svg:y="0.852in"><text:p text:style-name="P4"><text:span text:style-name="T3">CONV1</text:span></text:p><text:p text:style-name="P4"><text:span text:style-name="T3">filters: 32</text:span></text:p><text:p text:style-name="P4"><text:span text:style-name="T3">f_size: 3x3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9" draw:text-style-name="P11" svg:width="0.4098in" svg:height="0.7768in" svg:x="1.1366in" svg:y="0.852in"><text:p text:style-name="P4"><text:span text:style-name="T3">POOL1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8" draw:text-style-name="P10" svg:width="0.5504in" svg:height="0.7768in" svg:x="1.5626in" svg:y="0.852in"><text:p text:style-name="P4"><text:span text:style-name="T3">CONV2</text:span></text:p><text:p text:style-name="P4"><text:span text:style-name="T3">filters: 64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0" draw:text-style-name="P11" svg:width="0.4157in" svg:height="0.7768in" svg:x="2.1311in" svg:y="0.8575in"><text:p text:style-name="P4"><text:span text:style-name="T3">POOL2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1" draw:text-style-name="P12" svg:width="0.4512in" svg:height="0.7768in" svg:x="3.5563in" svg:y="0.852in"><text:p text:style-name="P4"><text:span text:style-name="T3">FC1</text:span></text:p><text:p text:style-name="P4"><text:span text:style-name="T3">500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2" draw:text-style-name="P12" svg:width="0.4217in" svg:height="0.7768in" svg:x="4.4902in" svg:y="0.852in"><text:p text:style-name="P4"><text:span text:style-name="T3">FC3</text:span></text:p><text:p text:style-name="P4"><text:span text:style-name="T3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8" draw:text-style-name="P10" svg:width="0.5504in" svg:height="0.7768in" svg:x="2.5618in" svg:y="0.852in"><text:p text:style-name="P4"><text:span text:style-name="T3">CONV3</text:span></text:p><text:p text:style-name="P4"><text:span text:style-name="T3">filters: 128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6" draw:name="Shape1" draw:style-name="gr9" draw:text-style-name="P11" svg:width="0.4098in" svg:height="0.7768in" svg:x="3.1236in" svg:y="0.852in"><text:p text:style-name="P4"><text:span text:style-name="T3">POOL3</text:span></text:p><text:p text:style-name="P4"><text:span text:style-name="T3">f_size: 2x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1" draw:text-style-name="P12" svg:width="0.4512in" svg:height="0.7768in" svg:x="4.0252in" svg:y="0.852in"><text:p text:style-name="P4"><text:span text:style-name="T3">FC2</text:span></text:p><text:p text:style-name="P4"><text:span text:style-name="T3">50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3"><draw:g text:anchor-type="paragraph" draw:z-index="59" draw:style-name="gr22"><draw:g draw:style-name="gr23"><draw:frame draw:name="Shape11" draw:style-name="gr24" draw:text-style-name="P15" svg:width="0.1886in" svg:height="0.3512in" draw:transform="rotate (-0.803724120543389) translate (2.45555555555556in 1.51805555555556in)"><draw:text-box><text:p>...</text:p></draw:text-box></draw:frame><draw:frame draw:name="Shape11" draw:style-name="gr25" draw:text-style-name="P15" svg:width="0.2413in" svg:height="0.1925in" draw:transform="rotate (-0.803724120543389) translate (3.01388888888889in 1.02956036745407in)"><draw:text-box><text:p>...</text:p></draw:text-box></draw:frame><draw:custom-shape draw:name="Shape2" draw:style-name="gr26" svg:width="0.5642in" svg:height="0.4898in" svg:x="2.2862in" svg:y="1.0614in"><text:p/><draw:enhanced-geometry svg:viewBox="0 0 21600 21600" draw:type="rectangle" draw:enhanced-path="M 0 0 L 21600 0 21600 21600 0 21600 0 0 Z N"/></draw:custom-shape><draw:custom-shape draw:name="Shape2" draw:style-name="gr27" svg:width="0.5642in" svg:height="0.4906in" svg:x="2.3354in" svg:y="1.1106in"><text:p/><draw:enhanced-geometry svg:viewBox="0 0 21600 21600" draw:type="rectangle" draw:enhanced-path="M 0 0 L 21600 0 21600 21600 0 21600 0 0 Z N"/></draw:custom-shape><draw:custom-shape draw:name="Shape2" draw:style-name="gr28" svg:width="0.5634in" svg:height="0.4898in" svg:x="2.4492in" svg:y="1.2197in"><text:p/><draw:enhanced-geometry svg:viewBox="0 0 21600 21600" draw:type="rectangle" draw:enhanced-path="M 0 0 L 21600 0 21600 21600 0 21600 0 0 Z N"/></draw:custom-shape><draw:frame draw:name="Shape11" draw:style-name="gr25" draw:text-style-name="P15" svg:width="0.2421in" svg:height="0.1925in" draw:transform="rotate (-0.801629725440996) translate (2.43541666666667in 1.03719925634296in)"><draw:text-box><text:p>…</text:p></draw:text-box></draw:frame></draw:g><draw:g draw:style-name="gr23"><draw:frame draw:name="Shape11" draw:style-name="gr25" draw:text-style-name="P15" svg:width="0.2531in" svg:height="0.1925in" draw:transform="rotate (-0.802851455917392) translate (1.39027777777778in 1.55625in)"><draw:text-box><text:p>.…</text:p></draw:text-box></draw:frame><draw:frame draw:name="Shape11" draw:style-name="gr29" draw:text-style-name="P15" svg:width="0.3248in" svg:height="0.2413in" draw:transform="rotate (-0.802851455917392) translate (2.14097222222222in 0.891365923009624in)"><draw:text-box><text:p>….</text:p></draw:text-box></draw:frame><draw:custom-shape draw:name="Shape2" draw:style-name="gr30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2811in" svg:y="0.9933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4335in" svg:y="1.1398in"><text:p/><draw:enhanced-geometry svg:viewBox="0 0 21600 21600" draw:type="rectangle" draw:enhanced-path="M 0 0 L 21600 0 21600 21600 0 21600 0 0 Z N"/></draw:custom-shape><draw:frame draw:name="Shape11" draw:style-name="gr29" draw:text-style-name="P15" svg:width="0.3248in" svg:height="0.2413in" draw:transform="rotate (-0.802851455917392) translate (1.41597222222222in 0.894143700787402in)"><draw:text-box><text:p>….</text:p></draw:text-box></draw:frame></draw:g><draw:custom-shape draw:name="Shape2" draw:style-name="gr30" svg:width="0.7587in" svg:height="0.6587in" svg:x="0.2028in" svg:y="1.0236in"><text:p/><draw:enhanced-geometry svg:viewBox="0 0 21600 21600" draw:type="rectangle" draw:enhanced-path="M 0 0 L 21600 0 21600 21600 0 21600 0 0 Z N"/></draw:custom-shape><draw:g draw:style-name="gr23"><draw:custom-shape draw:name="Shape3" draw:style-name="gr31" draw:text-style-name="P16" svg:width="0.1559in" svg:height="0.1295in" svg:x="1.7016in" svg:y="1.346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1.8571in" svg:y1="1.3469in" svg:x2="2.7496in" svg:y2="1.4555in"><text:p/></draw:line><draw:line draw:name="Shape4" draw:style-name="gr32" draw:text-style-name="P4" svg:x1="1.8567in" svg:y1="1.476in" svg:x2="2.7492in" svg:y2="1.476in"><text:p/></draw:line></draw:g></draw:g><draw:custom-shape draw:name="Shape3" draw:style-name="gr33" draw:text-style-name="P16" svg:width="0.1421in" svg:height="0.1461in" svg:x="2.7492in" svg:y="1.337in"><text:p/><draw:enhanced-geometry svg:viewBox="0 0 21600 21600" draw:type="rectangle" draw:enhanced-path="M 0 0 L 21600 0 21600 21600 0 21600 0 0 Z N"/></draw:custom-shape><draw:line draw:name="Shape4" draw:style-name="gr32" draw:text-style-name="P4" svg:x1="7.6992in" svg:y1="1.3933in" svg:x2="7.9909in" svg:y2="1.2917in"><text:p/></draw:line><draw:g draw:style-name="gr23"><draw:line draw:name="Shape4" draw:style-name="gr32" draw:text-style-name="P4" svg:x1="8.761in" svg:y1="1.3579in" svg:x2="8.8831in" svg:y2="1.3579in"><text:p/></draw:line><draw:line draw:name="Shape4" draw:style-name="gr32" draw:text-style-name="P4" svg:x1="8.7791in" svg:y1="1.4051in" svg:x2="8.872in" svg:y2="1.4051in"><text:p/></draw:line></draw:g><draw:line draw:name="Shape4" draw:style-name="gr34" draw:text-style-name="P4" svg:x1="8.0102in" svg:y1="1.2917in" svg:x2="8.1421in" svg:y2="1.6689in"><text:p/></draw:line><draw:line draw:name="Shape4" draw:style-name="gr34" draw:text-style-name="P4" svg:x1="8.7327in" svg:y1="1.3425in" svg:x2="8.8134in" svg:y2="1.5528in"><text:p/></draw:line><draw:g draw:style-name="gr23"><draw:custom-shape draw:name="Shape3" draw:style-name="gr35" draw:text-style-name="P16" svg:width="0.1886in" svg:height="0.1886in" svg:x="0.6689in" svg:y="1.279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0.8528in" svg:y1="1.2799in" svg:x2="1.7331in" svg:y2="1.4465in"><text:p/></draw:line><draw:line draw:name="Shape4" draw:style-name="gr32" draw:text-style-name="P4" svg:x1="0.8528in" svg:y1="1.4681in" svg:x2="1.7331in" svg:y2="1.4681in"><text:p/></draw:line></draw:g></draw:g><draw:line draw:name="Shape6" draw:style-name="gr36" draw:text-style-name="P17" svg:x1="7.7083in" svg:y1="1.5177in" svg:x2="8.0992in" svg:y2="1.5913in"><text:p/></draw:line><draw:frame draw:name="Shape5" draw:style-name="gr37" draw:text-style-name="P18" svg:width="0.9114in" svg:height="0.1323in" svg:x="0.1264in" svg:y="1.7299in"><draw:text-box><text:p text:style-name="P4"><text:span text:style-name="T5">1x192x256</text:span></text:p></draw:text-box></draw:frame><draw:frame draw:name="Shape5" draw:style-name="gr38" draw:text-style-name="P19" svg:width="0.2087in" svg:height="0.1661in" svg:x="7.9339in" svg:y="1.1823in"><draw:text-box><text:p><text:span text:style-name="T6">FC1</text:span></text:p></draw:text-box></draw:frame><draw:frame draw:name="Shape5" draw:style-name="gr39" draw:text-style-name="P20" svg:width="0.274in" svg:height="0.1724in" svg:x="8.2311in" svg:y="1.6917in"><draw:text-box><text:p><text:span text:style-name="T5">1000</text:span></text:p></draw:text-box></draw:frame><draw:frame draw:name="Shape5" draw:style-name="gr40" draw:text-style-name="P20" svg:width="0.2524in" svg:height="0.1449in" svg:x="8.6508in" svg:y="1.6264in"><draw:text-box><text:p><text:span text:style-name="T5">1000</text:span></text:p></draw:text-box></draw:frame><draw:frame draw:name="Shape5" draw:style-name="gr41" draw:text-style-name="P20" svg:width="0.1252in" svg:height="0.1634in" svg:x="8.9173in" svg:y="1.3898in"><draw:text-box><text:p><text:span text:style-name="T5">16</text:span></text:p></draw:text-box></draw:frame><draw:line draw:name="Shape7" draw:style-name="gr42" draw:text-style-name="P4" svg:x1="2.9984in" svg:y1="0.8571in" svg:x2="2.9984in" svg:y2="1.1425in"><text:p/></draw:line><draw:frame draw:name="Shape8" draw:style-name="gr43" draw:text-style-name="P21" svg:width="0.1815in" svg:height="0.113in" svg:x="0.6819in" svg:y="1.1736in"><draw:text-box><text:p><text:span text:style-name="T7">3x3</text:span></text:p></draw:text-box></draw:frame><draw:frame draw:name="Shape8" draw:style-name="gr43" draw:text-style-name="P21" svg:width="0.1815in" svg:height="0.113in" svg:x="1.7016in" svg:y="1.2343in"><draw:text-box><text:p><text:span text:style-name="T7">2x2</text:span></text:p></draw:text-box></draw:frame><draw:frame draw:name="Shape9" draw:style-name="gr44" draw:text-style-name="P20" svg:width="0.326in" svg:height="0.124in" draw:transform="rotate (-0.00907571211037019) translate (1.56736111111111in 1.79622703412074in)"><draw:text-box><text:p><text:span text:style-name="T5">254x190</text:span></text:p></draw:text-box></draw:frame><draw:frame draw:name="Shape9" draw:style-name="gr44" draw:text-style-name="P20" svg:width="0.2713in" svg:height="0.124in" draw:transform="rotate (-0.00907571211037019) translate (2.5875in 1.72261592300962in)"><draw:text-box><text:p><text:span text:style-name="T5">127x95</text:span></text:p></draw:text-box></draw:frame><draw:frame draw:name="Shape9" draw:style-name="gr44" draw:text-style-name="P20" svg:width="0.2776in" svg:height="0.124in" draw:transform="rotate (-0.00907571211037019) translate (4.24097222222222in 1.72083333333333in)"><draw:text-box><text:p><text:span text:style-name="T5">126x94</text:span></text:p></draw:text-box></draw:frame><draw:frame draw:name="Shape9" draw:style-name="gr45" draw:text-style-name="P20" svg:width="0.2394in" svg:height="0.1362in" draw:transform="rotate (-0.00907571211037019) translate (5.03125in 1.69622703412074in)"><draw:text-box><text:p><text:span text:style-name="T5">63x47</text:span></text:p></draw:text-box></draw:frame><draw:frame draw:name="Shape9" draw:style-name="gr46" draw:text-style-name="P20" svg:width="0.215in" svg:height="0.1185in" draw:transform="rotate (-0.00907571211037019) translate (6.34722222222222in 1.70625in)"><draw:text-box><text:p><text:span text:style-name="T5">62x46</text:span></text:p></draw:text-box></draw:frame><draw:frame draw:name="Shape9" draw:style-name="gr46" draw:text-style-name="P20" svg:width="0.2425in" svg:height="0.1185in" draw:transform="rotate (-0.00907571211037019) translate (6.88958333333333in 1.69900481189851in)"><draw:text-box><text:p><text:span text:style-name="T5">31x23</text:span></text:p></draw:text-box></draw:frame><draw:frame draw:name="Shape5" draw:style-name="gr47" draw:text-style-name="P22" svg:width="0.2988in" svg:height="0.1461in" svg:x="0.4835in" svg:y="0.9087in"><draw:text-box><text:p text:style-name="P4"><text:span text:style-name="T6">Input</text:span></text:p></draw:text-box></draw:frame><draw:custom-shape draw:name="Shape10" draw:style-name="gr48" draw:text-style-name="P24" svg:width="2.8315in" svg:height="1.4441in" svg:x="1.0035in" svg:y="0.585in"><text:p text:style-name="P23"><text:span text:style-name="T8">Elementary block 1</text:span></text:p><draw:enhanced-geometry svg:viewBox="0 0 21600 21600" draw:type="rectangle" draw:enhanced-path="M 0 0 L 21600 0 21600 21600 0 21600 0 0 Z N"/></draw:custom-shape><draw:g draw:style-name="gr23"><draw:frame draw:name="Shape11" draw:style-name="gr49" draw:text-style-name="P25" svg:width="0.1894in" svg:height="0.1988in" draw:transform="rotate (-0.80354958761819) translate (3.25208333333333in 1.51180555555556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3.81111111111111in 1.02152777777778in)"><draw:text-box><text:p><text:span text:style-name="T9">...</text:span></text:p></draw:text-box></draw:frame><draw:custom-shape draw:name="Shape2" draw:style-name="gr26" draw:text-style-name="P26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0" draw:text-style-name="P26" svg:width="0.5642in" svg:height="0.4913in" svg:x="3.1335in" svg:y="1.1031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3.23194444444444in 1.02956036745407in)"><draw:text-box><text:p><text:span text:style-name="T9">…</text:span></text:p></draw:text-box></draw:frame></draw:g><draw:g draw:style-name="gr23"><draw:frame draw:name="Shape11" draw:style-name="gr25" draw:text-style-name="P25" svg:width="0.1894in" svg:height="0.1925in" draw:transform="rotate (-0.80354958761819) translate (4.10902777777778in 1.51875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4.66805555555556in 1.02986111111111in)"><draw:text-box><text:p><text:span text:style-name="T9">...</text:span></text:p></draw:text-box></draw:frame><draw:custom-shape draw:name="Shape2" draw:style-name="gr51" draw:text-style-name="P26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2" draw:text-style-name="P26" svg:width="0.565in" svg:height="0.4913in" svg:x="3.989in" svg:y="1.1114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4.102in" svg:y="1.2205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4.08819444444444in 1.0378937007874in)"><draw:text-box><text:p><text:span text:style-name="T9">…</text:span></text:p></draw:text-box></draw:frame></draw:g><draw:g draw:style-name="gr23"><draw:frame draw:name="Shape11" draw:style-name="gr53" draw:text-style-name="P14" svg:width="0.1453in" svg:height="0.1669in" draw:transform="rotate (-0.802327857141794) translate (4.92916666666667in 1.55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35763888888889in 1.17430555555556in)"><draw:text-box><text:p><text:span text:style-name="T4">...</text:span></text:p></draw:text-box></draw:frame><draw:custom-shape draw:name="Shape2" draw:style-name="gr54" draw:text-style-name="P26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4.9244in" svg:y="1.320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4.91388888888889in 1.18055555555556in)"><draw:text-box><text:p><text:span text:style-name="T4">…</text:span></text:p></draw:text-box></draw:frame></draw:g><draw:g draw:style-name="gr23"><draw:frame draw:name="Shape11" draw:style-name="gr53" draw:text-style-name="P14" svg:width="0.1453in" svg:height="0.1669in" draw:transform="rotate (-0.802327857141794) translate (5.5625in 1.55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99097222222222in 1.17430555555556in)"><draw:text-box><text:p><text:span text:style-name="T4">...</text:span></text:p></draw:text-box></draw:frame><draw:custom-shape draw:name="Shape2" draw:style-name="gr54" draw:text-style-name="P26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5.5575in" svg:y="1.3205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5.54722222222222in 1.18055555555556in)"><draw:text-box><text:p><text:span text:style-name="T4">…</text:span></text:p></draw:text-box></draw:frame></draw:g><draw:g draw:style-name="gr23"><draw:frame draw:name="Shape11" draw:style-name="gr57" draw:text-style-name="P19" svg:width="0.1098in" svg:height="0.1386in" draw:transform="rotate (-0.803200521767791) translate (6.84027777777778in 1.55803258967629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16597222222222in 1.27331036745407in)"><draw:text-box><text:p><text:span text:style-name="T6">...</text:span></text:p></draw:text-box></draw:frame><draw:custom-shape draw:name="Shape2" draw:style-name="gr59" draw:text-style-name="P26" svg:width="0.3295in" svg:height="0.285in" svg:x="6.7429in" svg:y="1.2925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6.7717in" svg:y="1.320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6.8374in" svg:y="1.384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6.82986111111111in 1.27708333333333in)"><draw:text-box><text:p><text:span text:style-name="T6">…</text:span></text:p></draw:text-box></draw:frame></draw:g><draw:g draw:style-name="gr23"><draw:frame draw:name="Shape11" draw:style-name="gr40" draw:text-style-name="P14" svg:width="0.1453in" svg:height="0.1449in" draw:transform="rotate (-0.805643982720583) translate (6.21944444444444in 1.55in)"><draw:text-box><text:p><text:span text:style-name="T4">...</text:span></text:p></draw:text-box></draw:frame><draw:frame draw:name="Shape11" draw:style-name="gr40" draw:text-style-name="P14" svg:width="0.1858in" svg:height="0.1449in" draw:transform="rotate (-0.806516647346579) translate (6.64861111111111in 1.17430555555556in)"><draw:text-box><text:p><text:span text:style-name="T4">...</text:span></text:p></draw:text-box></draw:frame><draw:custom-shape draw:name="Shape2" draw:style-name="gr62" draw:text-style-name="P26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3" draw:text-style-name="P26" svg:width="0.4335in" svg:height="0.3787in" svg:x="6.128in" svg:y="1.2362in"><text:p/><draw:enhanced-geometry svg:viewBox="0 0 21600 21600" draw:type="rectangle" draw:enhanced-path="M 0 0 L 21600 0 21600 21600 0 21600 0 0 Z N"/></draw:custom-shape><draw:custom-shape draw:name="Shape2" draw:style-name="gr64" draw:text-style-name="P26" svg:width="0.4323in" svg:height="0.3768in" svg:x="6.2154in" svg:y="1.3205in"><text:p/><draw:enhanced-geometry svg:viewBox="0 0 21600 21600" draw:type="rectangle" draw:enhanced-path="M 0 0 L 21600 0 21600 21600 0 21600 0 0 Z N"/></draw:custom-shape><draw:frame draw:name="Shape11" draw:style-name="gr40" draw:text-style-name="P14" svg:width="0.187in" svg:height="0.1449in" draw:transform="rotate (-0.801106126665397) translate (6.20416666666667in 1.18055555555556in)"><draw:text-box><text:p><text:span text:style-name="T4">…</text:span></text:p></draw:text-box></draw:frame></draw:g><draw:g draw:style-name="gr23"><draw:frame draw:name="Shape11" draw:style-name="gr57" draw:text-style-name="P19" svg:width="0.1098in" svg:height="0.1386in" draw:transform="rotate (-0.803200521767791) translate (7.375in 1.55803258967629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69930555555556in 1.27331036745407in)"><draw:text-box><text:p><text:span text:style-name="T6">...</text:span></text:p></draw:text-box></draw:frame><draw:custom-shape draw:name="Shape2" draw:style-name="gr59" draw:text-style-name="P26" svg:width="0.3295in" svg:height="0.285in" svg:x="7.2764in" svg:y="1.2925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7.3047in" svg:y="1.3205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7.3709in" svg:y="1.3843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7.36319444444444in 1.27708333333333in)"><draw:text-box><text:p><text:span text:style-name="T6">…</text:span></text:p></draw:text-box></draw:frame></draw:g><draw:g draw:style-name="gr23"><draw:custom-shape draw:name="Shape3" draw:style-name="gr65" draw:text-style-name="P16" svg:width="0.1323in" svg:height="0.1295in" svg:x="4.2555in" svg:y="1.422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4.3874in" svg:y1="1.4224in" svg:x2="5.0925in" svg:y2="1.5311in"><text:p/></draw:line><draw:line draw:name="Shape4" draw:style-name="gr32" draw:text-style-name="P4" svg:x1="4.387in" svg:y1="1.55in" svg:x2="5.0921in" svg:y2="1.55in"><text:p/></draw:line></draw:g></draw:g><draw:g draw:style-name="gr23"><draw:custom-shape draw:name="Shape3" draw:style-name="gr65" draw:text-style-name="P16" svg:width="0.1323in" svg:height="0.1295in" svg:x="6.35in" svg:y="1.476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6.4815in" svg:y1="1.4764in" svg:x2="6.9673in" svg:y2="1.585in"><text:p/></draw:line><draw:line draw:name="Shape4" draw:style-name="gr32" draw:text-style-name="P4" svg:x1="6.4815in" svg:y1="1.6059in" svg:x2="6.9673in" svg:y2="1.6059in"><text:p/></draw:line></draw:g></draw:g><draw:g draw:style-name="gr23"><draw:custom-shape draw:name="Shape3" draw:style-name="gr65" draw:text-style-name="P16" svg:width="0.1323in" svg:height="0.1295in" svg:x="5.7575in" svg:y="1.446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8882in" svg:y1="1.4461in" svg:x2="6.374in" svg:y2="1.5547in"><text:p/></draw:line><draw:line draw:name="Shape4" draw:style-name="gr32" draw:text-style-name="P4" svg:x1="5.8882in" svg:y1="1.5736in" svg:x2="6.374in" svg:y2="1.5736in"><text:p/></draw:line></draw:g></draw:g><draw:g draw:style-name="gr23"><draw:custom-shape draw:name="Shape3" draw:style-name="gr65" draw:text-style-name="P16" svg:width="0.1323in" svg:height="0.1295in" svg:x="3.461in" svg:y="1.368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3.5929in" svg:y1="1.3681in" svg:x2="4.2811in" svg:y2="1.4768in"><text:p/></draw:line><draw:line draw:name="Shape4" draw:style-name="gr32" draw:text-style-name="P4" svg:x1="3.5917in" svg:y1="1.4972in" svg:x2="4.2803in" svg:y2="1.4972in"><text:p/></draw:line></draw:g></draw:g><draw:g draw:style-name="gr23"><draw:frame draw:name="Shape5" draw:style-name="gr66" draw:text-style-name="P27" svg:width="0.6614in" svg:height="0.2567in" svg:x="1.0445in" svg:y="0.6177in"><draw:text-box><text:p text:style-name="P4"><text:span text:style-name="T5"><text:s/></text:span><text:span text:style-name="T5">Convolution C1</text:span></text:p><text:p text:style-name="P4"><text:span text:style-name="T10">Filters: 32</text:span></text:p><text:p text:style-name="P4"><text:span text:style-name="T10">kernel_size: 3x3</text:span></text:p></draw:text-box></draw:frame><draw:line draw:name="Shape7" draw:style-name="gr42" draw:text-style-name="P4" svg:x1="1.1264in" svg:y1="0.8736in" svg:x2="1.1264in" svg:y2="1.1217in"><text:p/></draw:line><draw:frame draw:name="Shape5" draw:style-name="gr67" draw:text-style-name="P28" svg:width="0.6614in" svg:height="0.1815in" svg:x="1.8992in" svg:y="0.6496in"><draw:text-box><text:p text:style-name="P4"><text:span text:style-name="T5"><text:s/></text:span><text:span text:style-name="T5">Max Pooling P1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2.7528in" svg:y="0.6535in"><draw:text-box><text:p text:style-name="P4"><text:span text:style-name="T5"><text:s/></text:span><text:span text:style-name="T5">Dropout D1</text:span></text:p><text:p text:style-name="P4"><text:span text:style-name="T10">p:0.1</text:span></text:p></draw:text-box></draw:frame><draw:line draw:name="Shape7" draw:style-name="gr42" draw:text-style-name="P4" svg:x1="2.9992in" svg:y1="0.8571in" svg:x2="2.9992in" svg:y2="1.1425in"><text:p/></draw:line><draw:line draw:name="Shape7" draw:style-name="gr42" draw:text-style-name="P4" svg:x1="2.2248in" svg:y1="0.8307in" svg:x2="2.2248in" svg:y2="1.1161in"><text:p/></draw:line></draw:g><draw:g draw:style-name="gr23"><draw:frame draw:name="Shape5" draw:style-name="gr66" draw:text-style-name="P27" svg:width="0.6614in" svg:height="0.2567in" svg:x="3.8362in" svg:y="0.6878in"><draw:text-box><text:p text:style-name="P4"><text:span text:style-name="T5"><text:s/></text:span><text:span text:style-name="T5">Convolution C2</text:span></text:p><text:p text:style-name="P4"><text:span text:style-name="T10">Filters: 64</text:span></text:p><text:p text:style-name="P4"><text:span text:style-name="T10">kernel_size: 2x2</text:span></text:p></draw:text-box></draw:frame><draw:line draw:name="Shape7" draw:style-name="gr42" draw:text-style-name="P4" svg:x1="3.8736in" svg:y1="0.9441in" svg:x2="3.8736in" svg:y2="1.1921in"><text:p/></draw:line><draw:frame draw:name="Shape5" draw:style-name="gr67" draw:text-style-name="P28" svg:width="0.6614in" svg:height="0.1815in" svg:x="4.5201in" svg:y="0.6925in"><draw:text-box><text:p text:style-name="P4"><text:span text:style-name="T5"><text:s/></text:span><text:span text:style-name="T5">Max Pooling P2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5.261in" svg:y="0.6906in"><draw:text-box><text:p text:style-name="P4"><text:span text:style-name="T5"><text:s/></text:span><text:span text:style-name="T5">Dropout D2</text:span></text:p><text:p text:style-name="P4"><text:span text:style-name="T10">p:0.2</text:span></text:p></draw:text-box></draw:frame><draw:line draw:name="Shape7" draw:style-name="gr42" draw:text-style-name="P4" svg:x1="5.3846in" svg:y1="0.8941in" svg:x2="5.3846in" svg:y2="1.1795in"><text:p/></draw:line><draw:line draw:name="Shape7" draw:style-name="gr42" draw:text-style-name="P4" svg:x1="4.7362in" svg:y1="0.8736in" svg:x2="4.7362in" svg:y2="1.1591in"><text:p/></draw:line></draw:g><draw:g draw:style-name="gr23"><draw:frame draw:name="Shape5" draw:style-name="gr66" draw:text-style-name="P27" svg:width="0.6614in" svg:height="0.2567in" svg:x="6.0189in" svg:y="0.6406in"><draw:text-box><text:p text:style-name="P4"><text:span text:style-name="T5"><text:s/></text:span><text:span text:style-name="T5">Convolution C3</text:span></text:p><text:p text:style-name="P4"><text:span text:style-name="T10">Filters: 128</text:span></text:p><text:p text:style-name="P4"><text:span text:style-name="T10">kernel_size: 2x2</text:span></text:p></draw:text-box></draw:frame><draw:line draw:name="Shape7" draw:style-name="gr42" draw:text-style-name="P4" svg:x1="6.0646in" svg:y1="0.8969in" svg:x2="6.0646in" svg:y2="1.2169in"><text:p/></draw:line><draw:frame draw:name="Shape5" draw:style-name="gr67" draw:text-style-name="P28" svg:width="0.6614in" svg:height="0.1815in" svg:x="6.5228in" svg:y="0.9189in"><draw:text-box><text:p text:style-name="P4"><text:span text:style-name="T5"><text:s/></text:span><text:span text:style-name="T5">Max Pooling P3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7.2193in" svg:y="0.9146in"><draw:text-box><text:p text:style-name="P4"><text:span text:style-name="T5"><text:s/></text:span><text:span text:style-name="T5">Dropout D3</text:span></text:p><text:p text:style-name="P4"><text:span text:style-name="T10">p:0.3</text:span></text:p></draw:text-box></draw:frame><draw:line draw:name="Shape7" draw:style-name="gr42" draw:text-style-name="P4" svg:x1="7.2209in" svg:y1="1.1181in" svg:x2="7.2209in" svg:y2="1.4035in"><text:p/></draw:line><draw:line draw:name="Shape7" draw:style-name="gr42" draw:text-style-name="P4" svg:x1="6.6945in" svg:y1="1.1in" svg:x2="6.6945in" svg:y2="1.3484in"><text:p/></draw:line></draw:g><draw:g draw:style-name="gr23"><draw:line draw:name="Shape4" draw:style-name="gr32" draw:text-style-name="P4" svg:x1="2.8909in" svg:y1="1.337in" svg:x2="3.4417in" svg:y2="1.4657in"><text:p/></draw:line><draw:line draw:name="Shape4" draw:style-name="gr32" draw:text-style-name="P4" svg:x1="2.8909in" svg:y1="1.4823in" svg:x2="3.4417in" svg:y2="1.4823in"><text:p/></draw:line></draw:g><draw:g draw:style-name="gr23"><draw:custom-shape draw:name="Shape3" draw:style-name="gr65" draw:text-style-name="P16" svg:width="0.1323in" svg:height="0.1295in" svg:x="5.1047in" svg:y="1.4413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2366in" svg:y1="1.4413in" svg:x2="5.7224in" svg:y2="1.55in"><text:p/></draw:line><draw:line draw:name="Shape4" draw:style-name="gr32" draw:text-style-name="P4" svg:x1="5.2354in" svg:y1="1.5705in" svg:x2="5.7213in" svg:y2="1.5705in"><text:p/></draw:line></draw:g></draw:g><draw:g draw:style-name="gr23"><draw:custom-shape draw:name="Shape3" draw:style-name="gr65" draw:text-style-name="P16" svg:width="0.1323in" svg:height="0.1295in" svg:x="6.9673in" svg:y="1.476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7.0988in" svg:y1="1.4764in" svg:x2="7.5846in" svg:y2="1.585in"><text:p/></draw:line><draw:line draw:name="Shape4" draw:style-name="gr32" draw:text-style-name="P4" svg:x1="7.0988in" svg:y1="1.6059in" svg:x2="7.5846in" svg:y2="1.6059in"><text:p/></draw:line></draw:g></draw:g><draw:frame draw:name="Shape9" draw:style-name="gr44" draw:text-style-name="P20" svg:width="0.1161in" svg:height="0.124in" draw:transform="rotate (-0.785398163397448) translate (1.33263888888889in 1.69900481189851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2.34097222222222in 1.61180555555556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3.14166666666667in 1.64513888888889in)"><draw:text-box><text:p><text:span text:style-name="T5">32</text:span></text:p></draw:text-box></draw:frame><draw:frame draw:name="Shape9" draw:style-name="gr44" draw:text-style-name="P20" svg:width="0.1161in" svg:height="0.124in" draw:transform="rotate (-0.785398163397448) translate (4.00277777777778in 1.62430555555556in)"><draw:text-box><text:p><text:span text:style-name="T5">64</text:span></text:p></draw:text-box></draw:frame><draw:frame draw:name="Shape9" draw:style-name="gr44" draw:text-style-name="P20" svg:width="0.1161in" svg:height="0.124in" draw:transform="rotate (-0.785398163397448) translate (4.84236111111111in 1.61319444444444in)"><draw:text-box><text:p><text:span text:style-name="T5">64</text:span></text:p></draw:text-box></draw:frame><draw:frame draw:name="Shape9" draw:style-name="gr44" draw:text-style-name="P20" svg:width="0.1161in" svg:height="0.124in" draw:transform="rotate (-0.785398163397448) translate (5.47569444444444in 1.61319444444444in)"><draw:text-box><text:p><text:span text:style-name="T5">64</text:span></text:p></draw:text-box></draw:frame><draw:frame draw:name="Shape9" draw:style-name="gr45" draw:text-style-name="P20" svg:width="0.2394in" svg:height="0.1362in" draw:transform="rotate (-0.00907571211037019) translate (5.64027777777778in 1.69622703412074in)"><draw:text-box><text:p><text:span text:style-name="T5">63x47</text:span></text:p></draw:text-box></draw:frame><draw:frame draw:name="Shape9" draw:style-name="gr44" draw:text-style-name="P20" svg:width="0.178in" svg:height="0.124in" draw:transform="rotate (-0.785398163397449) translate (6.11180555555556in 1.60347222222222in)"><draw:text-box><text:p><text:span text:style-name="T5">128</text:span></text:p></draw:text-box></draw:frame><draw:frame draw:name="Shape9" draw:style-name="gr44" draw:text-style-name="P20" svg:width="0.178in" svg:height="0.124in" draw:transform="rotate (-0.785398163397449) translate (6.73472222222222in 1.58541666666667in)"><draw:text-box><text:p><text:span text:style-name="T5">128</text:span></text:p></draw:text-box></draw:frame><draw:frame draw:name="Shape9" draw:style-name="gr44" draw:text-style-name="P20" svg:width="0.178in" svg:height="0.124in" draw:transform="rotate (-0.785398163397449) translate (7.25347222222222in 1.58541666666667in)"><draw:text-box><text:p><text:span text:style-name="T5">128</text:span></text:p></draw:text-box></draw:frame><draw:frame draw:name="Shape9" draw:style-name="gr46" draw:text-style-name="P20" svg:width="0.2425in" svg:height="0.1185in" draw:transform="rotate (-0.00907571211037019) translate (7.43819444444444in 1.69344925634296in)"><draw:text-box><text:p><text:span text:style-name="T5">31x23</text:span></text:p></draw:text-box></draw:frame><draw:custom-shape draw:name="Shape10" draw:style-name="gr69" draw:text-style-name="P30" svg:width="2.1807in" svg:height="1.4441in" svg:x="3.8346in" svg:y="0.585in"><text:p text:style-name="P23"><text:span text:style-name="T11">Elementary block 2</text:span></text:p><draw:enhanced-geometry svg:viewBox="0 0 21600 21600" draw:type="rectangle" draw:enhanced-path="M 0 0 L 21600 0 21600 21600 0 21600 0 0 Z N"/></draw:custom-shape><draw:custom-shape draw:name="Shape10" draw:style-name="gr70" draw:text-style-name="P30" svg:width="1.7323in" svg:height="1.4441in" svg:x="6.0154in" svg:y="0.578in"><text:p text:style-name="P23"><text:span text:style-name="T11">Elementary block 3</text:span></text:p><draw:enhanced-geometry svg:viewBox="0 0 21600 21600" draw:type="rectangle" draw:enhanced-path="M 0 0 L 21600 0 21600 21600 0 21600 0 0 Z N"/></draw:custom-shape><draw:frame draw:name="Shape9" draw:style-name="gr44" draw:text-style-name="P20" svg:width="0.2713in" svg:height="0.124in" draw:transform="rotate (-0.00907571211037019) translate (3.38541666666667in 1.70138888888889in)"><draw:text-box><text:p><text:span text:style-name="T5">127x95</text:span></text:p></draw:text-box></draw:frame><draw:frame draw:name="Shape8" draw:style-name="gr43" draw:text-style-name="P21" svg:width="0.1815in" svg:height="0.113in" svg:x="3.461in" svg:y="1.2559in"><draw:text-box><text:p><text:span text:style-name="T7">2x2</text:span></text:p></draw:text-box></draw:frame><draw:frame draw:name="Shape8" draw:style-name="gr43" draw:text-style-name="P21" svg:width="0.1815in" svg:height="0.113in" svg:x="4.2492in" svg:y="1.3224in"><draw:text-box><text:p><text:span text:style-name="T7">2x2</text:span></text:p></draw:text-box></draw:frame><draw:frame draw:name="Shape8" draw:style-name="gr43" draw:text-style-name="P21" svg:width="0.1815in" svg:height="0.113in" svg:x="5.7575in" svg:y="1.3531in"><draw:text-box><text:p><text:span text:style-name="T7">2x2</text:span></text:p></draw:text-box></draw:frame><draw:frame draw:name="Shape8" draw:style-name="gr43" draw:text-style-name="P21" svg:width="0.1815in" svg:height="0.113in" svg:x="6.3425in" svg:y="1.3642in"><draw:text-box><text:p><text:span text:style-name="T7">2x2</text:span></text:p></draw:text-box></draw:frame><draw:line draw:name="Shape6" draw:style-name="gr36" draw:text-style-name="P17" svg:x1="7.7083in" svg:y1="1.4217in" svg:x2="8.0618in" svg:y2="1.5173in"><text:p/></draw:line><draw:line draw:name="Shape6" draw:style-name="gr36" draw:text-style-name="P17" svg:x1="7.6346in" svg:y1="1.348in" svg:x2="8.0256in" svg:y2="1.4217in"><text:p/></draw:line><draw:g draw:style-name="gr23"><draw:line draw:name="Shape6" draw:style-name="gr36" draw:text-style-name="P17" svg:x1="7.7in" svg:y1="1.6689in" svg:x2="8.1429in" svg:y2="1.6689in"><text:p/></draw:line><draw:line draw:name="Shape6" draw:style-name="gr36" draw:text-style-name="P17" svg:x1="7.6016in" svg:y1="1.2917in" svg:x2="8.0106in" svg:y2="1.2917in"><text:p/></draw:line><draw:line draw:name="Shape6" draw:style-name="gr36" draw:text-style-name="P17" svg:x1="7.7in" svg:y1="1.6689in" svg:x2="8.0626in" svg:y2="1.5205in"><text:p/></draw:line><draw:line draw:name="Shape6" draw:style-name="gr36" draw:text-style-name="P17" svg:x1="7.7091in" svg:y1="1.5177in" svg:x2="8.1in" svg:y2="1.5913in"><text:p/></draw:line><draw:line draw:name="Shape6" draw:style-name="gr36" draw:text-style-name="P17" svg:x1="7.7091in" svg:y1="1.4217in" svg:x2="8.0626in" svg:y2="1.5173in"><text:p/></draw:line><draw:line draw:name="Shape6" draw:style-name="gr36" draw:text-style-name="P17" svg:x1="7.6354in" svg:y1="1.348in" svg:x2="8.0264in" svg:y2="1.4217in"><text:p/></draw:line><draw:line draw:name="Shape6" draw:style-name="gr36" draw:text-style-name="P17" svg:x1="7.7472in" svg:y1="1.4583in" svg:x2="8.0346in" svg:y2="1.348in"><text:p/></draw:line><draw:line draw:name="Shape6" draw:style-name="gr36" draw:text-style-name="P17" svg:x1="7.7091in" svg:y1="1.5909in" svg:x2="8.0354in" svg:y2="1.4425in"><text:p/></draw:line></draw:g><draw:g draw:style-name="gr23"><draw:line draw:name="Shape6" draw:style-name="gr36" draw:text-style-name="P17" svg:x1="8.1346in" svg:y1="1.6689in" svg:x2="8.5776in" svg:y2="1.6689in"><text:p/></draw:line><draw:line draw:name="Shape6" draw:style-name="gr36" draw:text-style-name="P17" svg:x1="8.0366in" svg:y1="1.2917in" svg:x2="8.4457in" svg:y2="1.2917in"><text:p/></draw:line><draw:line draw:name="Shape6" draw:style-name="gr36" draw:text-style-name="P17" svg:x1="8.1346in" svg:y1="1.6689in" svg:x2="8.4972in" svg:y2="1.5205in"><text:p/></draw:line><draw:line draw:name="Shape6" draw:style-name="gr36" draw:text-style-name="P17" svg:x1="8.1055in" svg:y1="1.4898in" svg:x2="8.5339in" svg:y2="1.5913in"><text:p/></draw:line><draw:line draw:name="Shape6" draw:style-name="gr36" draw:text-style-name="P17" svg:x1="8.0701in" svg:y1="1.3941in" svg:x2="8.4972in" svg:y2="1.5185in"><text:p/></draw:line><draw:line draw:name="Shape6" draw:style-name="gr36" draw:text-style-name="P17" svg:x1="8.0701in" svg:y1="1.348in" svg:x2="8.461in" svg:y2="1.4217in"><text:p/></draw:line><draw:line draw:name="Shape6" draw:style-name="gr36" draw:text-style-name="P17" svg:x1="8.1055in" svg:y1="1.4898in" svg:x2="8.4693in" svg:y2="1.348in"><text:p/></draw:line><draw:line draw:name="Shape6" draw:style-name="gr36" draw:text-style-name="P17" svg:x1="8.1437in" svg:y1="1.5909in" svg:x2="8.4701in" svg:y2="1.4425in"><text:p/></draw:line></draw:g><draw:line draw:name="Shape4" draw:style-name="gr34" draw:text-style-name="P4" svg:x1="8.4457in" svg:y1="1.2917in" svg:x2="8.5776in" svg:y2="1.6689in"><text:p/></draw:line><draw:g draw:style-name="gr23"><draw:line draw:name="Shape6" draw:style-name="gr36" draw:text-style-name="P17" svg:x1="8.578in" svg:y1="1.6469in" svg:x2="8.7795in" svg:y2="1.5531in"><text:p/></draw:line><draw:line draw:name="Shape6" draw:style-name="gr36" draw:text-style-name="P17" svg:x1="8.4799in" svg:y1="1.2917in" svg:x2="8.7327in" svg:y2="1.3681in"><text:p/></draw:line><draw:line draw:name="Shape6" draw:style-name="gr36" draw:text-style-name="P17" svg:x1="8.5437in" svg:y1="1.576in" svg:x2="8.7791in" svg:y2="1.4642in"><text:p/></draw:line><draw:line draw:name="Shape6" draw:style-name="gr36" draw:text-style-name="P17" svg:x1="8.5248in" svg:y1="1.4413in" svg:x2="8.761in" svg:y2="1.5016in"><text:p/></draw:line><draw:line draw:name="Shape6" draw:style-name="gr36" draw:text-style-name="P17" svg:x1="8.5016in" svg:y1="1.3681in" svg:x2="8.7791in" svg:y2="1.4618in"><text:p/></draw:line><draw:line draw:name="Shape6" draw:style-name="gr36" draw:text-style-name="P17" svg:x1="8.5016in" svg:y1="1.335in" svg:x2="8.7327in" svg:y2="1.3906in"><text:p/></draw:line><draw:line draw:name="Shape6" draw:style-name="gr36" draw:text-style-name="P17" svg:x1="8.5248in" svg:y1="1.4413in" svg:x2="8.7323in" svg:y2="1.3898in"><text:p/></draw:line><draw:line draw:name="Shape6" draw:style-name="gr36" draw:text-style-name="P17" svg:x1="8.5492in" svg:y1="1.5177in" svg:x2="8.761in" svg:y2="1.4059in"><text:p/></draw:line></draw:g><draw:g draw:style-name="gr23"><draw:line draw:name="Shape4" draw:style-name="gr32" draw:text-style-name="P4" svg:x1="8.813in" svg:y1="1.4772in" svg:x2="8.9059in" svg:y2="1.4772in"><text:p/></draw:line></draw:g><draw:frame draw:name="Shape11" draw:style-name="gr71" draw:text-style-name="P31" svg:width="0.1378in" svg:height="0.0807in" draw:transform="rotate (-1.25663706143592) translate (8.88918963254593in 1.39722222222222in)"><draw:text-box><text:p><text:span text:style-name="T10">…</text:span><text:span text:style-name="T10">.</text:span></text:p></draw:text-box></draw:frame><draw:frame draw:name="Shape5" draw:style-name="gr38" draw:text-style-name="P19" svg:width="0.2087in" svg:height="0.1661in" svg:x="8.3693in" svg:y="1.1681in"><draw:text-box><text:p><text:span text:style-name="T6">FC2</text:span></text:p></draw:text-box></draw:frame><draw:frame draw:name="Shape5" draw:style-name="gr38" draw:text-style-name="P19" svg:width="0.2087in" svg:height="0.1661in" svg:x="8.6638in" svg:y="1.2315in"><draw:text-box><text:p><text:span text:style-name="T6">FC3</text:span></text:p></draw:text-box></draw:frame><draw:frame draw:name="Shape5" draw:style-name="gr68" draw:text-style-name="P29" svg:width="0.4898in" svg:height="0.2039in" svg:x="7.9866in" svg:y="0.8378in"><draw:text-box><text:p text:style-name="P4"><text:span text:style-name="T5"><text:s/></text:span><text:span text:style-name="T5">Dropout D4</text:span></text:p><text:p text:style-name="P4"><text:span text:style-name="T10">p:0.5</text:span></text:p></draw:text-box></draw:frame><draw:line draw:name="Shape7" draw:style-name="gr42" draw:text-style-name="P4" svg:x1="8.2016in" svg:y1="1.0413in" svg:x2="8.2016in" svg:y2="1.2516in"><text:p/></draw:line></draw:g><draw:frame text:anchor-type="paragraph" draw:z-index="58" draw:name="Shape5" draw:style-name="gr21" draw:text-style-name="P14" svg:width="0.2524in" svg:height="0.1449in" svg:x="7.5563in" svg:y="0.0563in"><draw:text-box><text:p><text:span text:style-name="T4">FC</text:span></text:p></draw:text-box></draw:frame>input<text:tab/><text:tab/>conv<text:tab/><text:tab/>pool+ drop<text:tab/>conv<text:tab/>pool+drop<text:tab/>conv<text:tab/>pool+drop<text:tab/>fc<text:tab/>fc<text:span text:style-name="T1">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60" draw:style-name="gr22"><draw:frame draw:name="Shape11" draw:style-name="gr24" draw:text-style-name="P15" svg:width="0.1886in" svg:height="0.3512in" draw:transform="rotate (-0.803724120543389) translate (2.49861111111111in 1.08263888888889in)"><draw:text-box><text:p>...</text:p></draw:text-box></draw:frame><draw:frame draw:name="Shape11" draw:style-name="gr25" draw:text-style-name="P15" svg:width="0.2413in" svg:height="0.1925in" draw:transform="rotate (-0.803724120543389) translate (3.05655074365704in 0.59375in)"><draw:text-box><text:p>...</text:p></draw:text-box></draw:frame><draw:custom-shape draw:name="Shape2" draw:style-name="gr26" svg:width="0.5642in" svg:height="0.4898in" svg:x="2.3291in" svg:y="0.6256in"><text:p/><draw:enhanced-geometry svg:viewBox="0 0 21600 21600" draw:type="rectangle" draw:enhanced-path="M 0 0 L 21600 0 21600 21600 0 21600 0 0 Z N"/></draw:custom-shape><draw:custom-shape draw:name="Shape2" draw:style-name="gr27" svg:width="0.5642in" svg:height="0.4906in" svg:x="2.3783in" svg:y="0.6748in"><text:p/><draw:enhanced-geometry svg:viewBox="0 0 21600 21600" draw:type="rectangle" draw:enhanced-path="M 0 0 L 21600 0 21600 21600 0 21600 0 0 Z N"/></draw:custom-shape><draw:custom-shape draw:name="Shape2" draw:style-name="gr28" svg:width="0.5634in" svg:height="0.4898in" svg:x="2.4921in" svg:y="0.7839in"><text:p/><draw:enhanced-geometry svg:viewBox="0 0 21600 21600" draw:type="rectangle" draw:enhanced-path="M 0 0 L 21600 0 21600 21600 0 21600 0 0 Z N"/></draw:custom-shape><draw:frame draw:name="Shape11" draw:style-name="gr25" draw:text-style-name="P15" svg:width="0.2421in" svg:height="0.1925in" draw:transform="rotate (-0.801629725440996) translate (2.47847222222222in 0.600995188101487in)"><draw:text-box><text:p>…</text:p></draw:text-box></draw:frame></draw:g><draw:g text:anchor-type="paragraph" draw:z-index="61" draw:style-name="gr22"><draw:frame draw:name="Shape11" draw:style-name="gr25" draw:text-style-name="P15" svg:width="0.2531in" svg:height="0.1925in" draw:transform="rotate (-0.802851455917392) translate (1.43293963254593in 1.12083333333333in)"><draw:text-box><text:p>.…</text:p></draw:text-box></draw:frame><draw:frame draw:name="Shape11" draw:style-name="gr29" draw:text-style-name="P15" svg:width="0.3248in" svg:height="0.2413in" draw:transform="rotate (-0.802851455917392) translate (2.18402777777778in 0.455555555555556in)"><draw:text-box><text:p>….</text:p></draw:text-box></draw:frame><draw:custom-shape draw:name="Shape2" draw:style-name="gr30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0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29" draw:text-style-name="P15" svg:width="0.3248in" svg:height="0.2413in" draw:transform="rotate (-0.802851455917392) translate (1.45902777777778in 0.458333333333333in)"><draw:text-box><text:p>….</text:p></draw:text-box></draw:frame></draw:g><draw:custom-shape text:anchor-type="paragraph" draw:z-index="62" draw:name="Shape2" draw:style-name="gr72" svg:width="0.7587in" svg:height="0.6587in" svg:x="0.2457in" svg:y="0.5882in"><text:p/><draw:enhanced-geometry svg:viewBox="0 0 21600 21600" draw:type="rectangle" draw:enhanced-path="M 0 0 L 21600 0 21600 21600 0 21600 0 0 Z N"/></draw:custom-shape><draw:g text:anchor-type="paragraph" draw:z-index="63" draw:style-name="gr22"><draw:custom-shape draw:name="Shape3" draw:style-name="gr31" draw:text-style-name="P16" svg:width="0.1559in" svg:height="0.1295in" svg:x="1.7445in" svg:y="0.911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1.9in" svg:y1="0.911in" svg:x2="2.7925in" svg:y2="1.0197in"><text:p/></draw:line><draw:line draw:name="Shape4" draw:style-name="gr32" draw:text-style-name="P4" svg:x1="1.8996in" svg:y1="1.0402in" svg:x2="2.7921in" svg:y2="1.0402in"><text:p/></draw:line></draw:g></draw:g><draw:custom-shape text:anchor-type="paragraph" draw:z-index="64" draw:name="Shape3" draw:style-name="gr73" draw:text-style-name="P16" svg:width="0.1421in" svg:height="0.1461in" svg:x="2.7925in" svg:y="0.9016in"><text:p/><draw:enhanced-geometry svg:viewBox="0 0 21600 21600" draw:type="rectangle" draw:enhanced-path="M 0 0 L 21600 0 21600 21600 0 21600 0 0 Z N"/></draw:custom-shape><draw:line text:anchor-type="paragraph" draw:z-index="65" draw:name="Shape4" draw:style-name="gr74" draw:text-style-name="P4" svg:x1="7.7421in" svg:y1="0.9579in" svg:x2="8.0339in" svg:y2="0.8563in"><text:p/></draw:line><draw:g text:anchor-type="paragraph" draw:z-index="66" draw:style-name="gr22"><draw:line draw:name="Shape4" draw:style-name="gr32" draw:text-style-name="P4" svg:x1="8.8039in" svg:y1="0.922in" svg:x2="8.926in" svg:y2="0.922in"><text:p/></draw:line><draw:line draw:name="Shape4" draw:style-name="gr32" draw:text-style-name="P4" svg:x1="8.8224in" svg:y1="0.9693in" svg:x2="8.9154in" svg:y2="0.9693in"><text:p/></draw:line></draw:g><draw:line text:anchor-type="paragraph" draw:z-index="67" draw:name="Shape4" draw:style-name="gr75" draw:text-style-name="P4" svg:x1="8.0531in" svg:y1="0.8563in" svg:x2="8.185in" svg:y2="1.2335in"><text:p/></draw:line><draw:line text:anchor-type="paragraph" draw:z-index="68" draw:name="Shape4" draw:style-name="gr75" draw:text-style-name="P4" svg:x1="8.7756in" svg:y1="0.9071in" svg:x2="8.8563in" svg:y2="1.1173in"><text:p/></draw:line><draw:line text:anchor-type="paragraph" draw:z-index="70" draw:name="Shape6" draw:style-name="gr76" draw:text-style-name="P17" svg:x1="7.7512in" svg:y1="1.0819in" svg:x2="8.1421in" svg:y2="1.1555in"><text:p/></draw:line><draw:frame text:anchor-type="paragraph" draw:z-index="71" draw:name="Shape5" draw:style-name="gr77" draw:text-style-name="P18" svg:width="0.9114in" svg:height="0.1323in" svg:x="0.1693in" svg:y="1.2945in"><draw:text-box><text:p text:style-name="P4"><text:span text:style-name="T5">1x192x256</text:span></text:p></draw:text-box></draw:frame><draw:frame text:anchor-type="paragraph" draw:z-index="72" draw:name="Shape5" draw:style-name="gr78" draw:text-style-name="P19" svg:width="0.2087in" svg:height="0.1661in" svg:x="7.9772in" svg:y="0.7465in"><draw:text-box><text:p><text:span text:style-name="T6">FC1</text:span></text:p></draw:text-box></draw:frame><draw:frame text:anchor-type="paragraph" draw:z-index="73" draw:name="Shape5" draw:style-name="gr79" draw:text-style-name="P20" svg:width="0.274in" svg:height="0.1724in" svg:x="8.2744in" svg:y="1.2563in"><draw:text-box><text:p><text:span text:style-name="T5">1000</text:span></text:p></draw:text-box></draw:frame><draw:frame text:anchor-type="paragraph" draw:z-index="74" draw:name="Shape5" draw:style-name="gr80" draw:text-style-name="P20" svg:width="0.2524in" svg:height="0.1449in" svg:x="8.6937in" svg:y="1.1909in"><draw:text-box><text:p><text:span text:style-name="T5">1000</text:span></text:p></draw:text-box></draw:frame><draw:frame text:anchor-type="paragraph" draw:z-index="75" draw:name="Shape5" draw:style-name="gr81" draw:text-style-name="P20" svg:width="0.1252in" svg:height="0.1634in" svg:x="8.9602in" svg:y="0.9543in"><draw:text-box><text:p><text:span text:style-name="T5">16</text:span></text:p></draw:text-box></draw:frame><draw:line text:anchor-type="paragraph" draw:z-index="76" draw:name="Shape7" draw:style-name="gr82" draw:text-style-name="P4" svg:x1="3.0413in" svg:y1="0.4217in" svg:x2="3.0413in" svg:y2="0.7071in"><text:p/></draw:line><draw:frame text:anchor-type="paragraph" draw:z-index="77" draw:name="Shape8" draw:style-name="gr83" draw:text-style-name="P21" svg:width="0.1815in" svg:height="0.113in" svg:x="0.7252in" svg:y="0.7382in"><draw:text-box><text:p><text:span text:style-name="T7">3x3</text:span></text:p></draw:text-box></draw:frame><draw:frame text:anchor-type="paragraph" draw:z-index="78" draw:name="Shape9" draw:style-name="gr84" draw:text-style-name="P20" svg:width="0.326in" svg:height="0.124in" draw:transform="rotate (-0.00907571211037019) translate (1.61041666666667in 1.36041666666667in)"><draw:text-box><text:p><text:span text:style-name="T5">w x h</text:span></text:p></draw:text-box></draw:frame><draw:frame text:anchor-type="paragraph" draw:z-index="79" draw:name="Shape9" draw:style-name="gr84" draw:text-style-name="P20" svg:width="0.2713in" svg:height="0.124in" draw:transform="rotate (-0.00907571211037019) translate (2.63055555555556in 1.28680555555556in)"><draw:text-box><text:p><text:span text:style-name="T5">w x h </text:span></text:p></draw:text-box></draw:frame><draw:frame text:anchor-type="paragraph" draw:z-index="80" draw:name="Shape9" draw:style-name="gr84" draw:text-style-name="P20" svg:width="0.2776in" svg:height="0.124in" draw:transform="rotate (-0.00907571211037019) translate (4.28402777777778in 1.28541666666667in)"><draw:text-box><text:p><text:span text:style-name="T5">126x94</text:span></text:p></draw:text-box></draw:frame><draw:frame text:anchor-type="paragraph" draw:z-index="81" draw:name="Shape9" draw:style-name="gr85" draw:text-style-name="P20" svg:width="0.2394in" svg:height="0.1362in" draw:transform="rotate (-0.00907571211037019) translate (5.07430555555556in 1.26041666666667in)"><draw:text-box><text:p><text:span text:style-name="T5">63x47</text:span></text:p></draw:text-box></draw:frame><draw:frame text:anchor-type="paragraph" draw:z-index="82" draw:name="Shape9" draw:style-name="gr86" draw:text-style-name="P20" svg:width="0.215in" svg:height="0.1185in" draw:transform="rotate (-0.00907571211037019) translate (6.39027777777778in 1.27083333333333in)"><draw:text-box><text:p><text:span text:style-name="T5">62x46</text:span></text:p></draw:text-box></draw:frame><draw:frame text:anchor-type="paragraph" draw:z-index="83" draw:name="Shape9" draw:style-name="gr86" draw:text-style-name="P20" svg:width="0.2425in" svg:height="0.1185in" draw:transform="rotate (-0.00907571211037019) translate (6.93263888888889in 1.26319444444444in)"><draw:text-box><text:p><text:span text:style-name="T5">31x23</text:span></text:p></draw:text-box></draw:frame><draw:frame text:anchor-type="paragraph" draw:z-index="84" draw:name="Shape5" draw:style-name="gr87" draw:text-style-name="P22" svg:width="0.2988in" svg:height="0.1461in" svg:x="0.5264in" svg:y="0.4728in"><draw:text-box><text:p text:style-name="P4"><text:span text:style-name="T6">Input</text:span></text:p></draw:text-box></draw:frame><draw:custom-shape text:anchor-type="paragraph" draw:z-index="85" draw:name="Shape10" draw:style-name="gr88" draw:text-style-name="P24" svg:width="2.8315in" svg:height="1.4441in" svg:x="1.0465in" svg:y="0.1492in"><text:p text:style-name="P23"><text:span text:style-name="T8">Elementary block</text:span></text:p><draw:enhanced-geometry svg:viewBox="0 0 21600 21600" draw:type="rectangle" draw:enhanced-path="M 0 0 L 21600 0 21600 21600 0 21600 0 0 Z N"/></draw:custom-shape><draw:g text:anchor-type="paragraph" draw:z-index="86" draw:style-name="gr22"><draw:frame draw:name="Shape11" draw:style-name="gr49" draw:text-style-name="P25" svg:width="0.1894in" svg:height="0.1988in" draw:transform="rotate (-0.80354958761819) translate (3.29553258967629in 1.07638888888889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3.85416666666667in 0.586111111111111in)"><draw:text-box><text:p><text:span text:style-name="T9">...</text:span></text:p></draw:text-box></draw:frame><draw:custom-shape draw:name="Shape2" draw:style-name="gr26" draw:text-style-name="P26" svg:width="0.5642in" svg:height="0.4898in" svg:x="3.1272in" svg:y="0.6181in"><text:p/><draw:enhanced-geometry svg:viewBox="0 0 21600 21600" draw:type="rectangle" draw:enhanced-path="M 0 0 L 21600 0 21600 21600 0 21600 0 0 Z N"/></draw:custom-shape><draw:custom-shape draw:name="Shape2" draw:style-name="gr50" draw:text-style-name="P26" svg:width="0.5642in" svg:height="0.4913in" svg:x="3.1764in" svg:y="0.6673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3.2898in" svg:y="0.7764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3.2753937007874in 0.59375in)"><draw:text-box><text:p><text:span text:style-name="T9">…</text:span></text:p></draw:text-box></draw:frame></draw:g><draw:g text:anchor-type="paragraph" draw:z-index="87" draw:style-name="gr22"><draw:frame draw:name="Shape11" draw:style-name="gr25" draw:text-style-name="P25" svg:width="0.1894in" svg:height="0.1925in" draw:transform="rotate (-0.80354958761819) translate (4.15208333333333in 1.08333333333333in)"><draw:text-box><text:p><text:span text:style-name="T9">...</text:span></text:p></draw:text-box></draw:frame><draw:frame draw:name="Shape11" draw:style-name="gr25" draw:text-style-name="P25" svg:width="0.2413in" svg:height="0.1925in" draw:transform="rotate (-0.803724120543389) translate (4.71111111111111in 0.594444444444444in)"><draw:text-box><text:p><text:span text:style-name="T9">...</text:span></text:p></draw:text-box></draw:frame><draw:custom-shape draw:name="Shape2" draw:style-name="gr51" draw:text-style-name="P26" svg:width="0.565in" svg:height="0.4898in" svg:x="3.9827in" svg:y="0.6264in"><text:p/><draw:enhanced-geometry svg:viewBox="0 0 21600 21600" draw:type="rectangle" draw:enhanced-path="M 0 0 L 21600 0 21600 21600 0 21600 0 0 Z N"/></draw:custom-shape><draw:custom-shape draw:name="Shape2" draw:style-name="gr52" draw:text-style-name="P26" svg:width="0.565in" svg:height="0.4913in" svg:x="4.0319in" svg:y="0.6756in"><text:p/><draw:enhanced-geometry svg:viewBox="0 0 21600 21600" draw:type="rectangle" draw:enhanced-path="M 0 0 L 21600 0 21600 21600 0 21600 0 0 Z N"/></draw:custom-shape><draw:custom-shape draw:name="Shape2" draw:style-name="gr28" draw:text-style-name="P26" svg:width="0.5634in" svg:height="0.4898in" svg:x="4.1453in" svg:y="0.7846in"><text:p/><draw:enhanced-geometry svg:viewBox="0 0 21600 21600" draw:type="rectangle" draw:enhanced-path="M 0 0 L 21600 0 21600 21600 0 21600 0 0 Z N"/></draw:custom-shape><draw:frame draw:name="Shape11" draw:style-name="gr25" draw:text-style-name="P25" svg:width="0.2425in" svg:height="0.1925in" draw:transform="rotate (-0.801629725440996) translate (4.13125in 0.602083333333333in)"><draw:text-box><text:p><text:span text:style-name="T9">…</text:span></text:p></draw:text-box></draw:frame></draw:g><draw:g text:anchor-type="paragraph" draw:z-index="88" draw:style-name="gr22"><draw:frame draw:name="Shape11" draw:style-name="gr53" draw:text-style-name="P14" svg:width="0.1453in" svg:height="0.1669in" draw:transform="rotate (-0.802327857141794) translate (4.97222222222222in 1.11458333333333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5.40030074365704in 0.738888888888889in)"><draw:text-box><text:p><text:span text:style-name="T4">...</text:span></text:p></draw:text-box></draw:frame><draw:custom-shape draw:name="Shape2" draw:style-name="gr54" draw:text-style-name="P26" svg:width="0.4331in" svg:height="0.376in" svg:x="4.8429in" svg:y="0.7642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4.8803in" svg:y="0.8008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4.9673in" svg:y="0.8846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4.95694444444444in 0.745138888888889in)"><draw:text-box><text:p><text:span text:style-name="T4">…</text:span></text:p></draw:text-box></draw:frame></draw:g><draw:g text:anchor-type="paragraph" draw:z-index="89" draw:style-name="gr22"><draw:frame draw:name="Shape11" draw:style-name="gr53" draw:text-style-name="P14" svg:width="0.1453in" svg:height="0.1669in" draw:transform="rotate (-0.802327857141794) translate (5.60555555555556in 1.11458333333333in)"><draw:text-box><text:p><text:span text:style-name="T4">...</text:span></text:p></draw:text-box></draw:frame><draw:frame draw:name="Shape11" draw:style-name="gr53" draw:text-style-name="P14" svg:width="0.1858in" svg:height="0.1669in" draw:transform="rotate (-0.803898653468588) translate (6.03402777777778in 0.738888888888889in)"><draw:text-box><text:p><text:span text:style-name="T4">...</text:span></text:p></draw:text-box></draw:frame><draw:custom-shape draw:name="Shape2" draw:style-name="gr54" draw:text-style-name="P26" svg:width="0.4331in" svg:height="0.376in" svg:x="5.4764in" svg:y="0.7642in"><text:p/><draw:enhanced-geometry svg:viewBox="0 0 21600 21600" draw:type="rectangle" draw:enhanced-path="M 0 0 L 21600 0 21600 21600 0 21600 0 0 Z N"/></draw:custom-shape><draw:custom-shape draw:name="Shape2" draw:style-name="gr55" draw:text-style-name="P26" svg:width="0.4335in" svg:height="0.3776in" svg:x="5.5138in" svg:y="0.8008in"><text:p/><draw:enhanced-geometry svg:viewBox="0 0 21600 21600" draw:type="rectangle" draw:enhanced-path="M 0 0 L 21600 0 21600 21600 0 21600 0 0 Z N"/></draw:custom-shape><draw:custom-shape draw:name="Shape2" draw:style-name="gr56" draw:text-style-name="P26" svg:width="0.4323in" svg:height="0.376in" svg:x="5.6008in" svg:y="0.8846in"><text:p/><draw:enhanced-geometry svg:viewBox="0 0 21600 21600" draw:type="rectangle" draw:enhanced-path="M 0 0 L 21600 0 21600 21600 0 21600 0 0 Z N"/></draw:custom-shape><draw:frame draw:name="Shape11" draw:style-name="gr53" draw:text-style-name="P14" svg:width="0.1862in" svg:height="0.1669in" draw:transform="rotate (-0.798662665712605) translate (5.59027777777778in 0.745138888888889in)"><draw:text-box><text:p><text:span text:style-name="T4">…</text:span></text:p></draw:text-box></draw:frame></draw:g><draw:g text:anchor-type="paragraph" draw:z-index="90" draw:style-name="gr22"><draw:frame draw:name="Shape11" draw:style-name="gr57" draw:text-style-name="P19" svg:width="0.1098in" svg:height="0.1386in" draw:transform="rotate (-0.803200521767791) translate (6.88372703412074in 1.12222222222222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20942147856518in 0.8375in)"><draw:text-box><text:p><text:span text:style-name="T6">...</text:span></text:p></draw:text-box></draw:frame><draw:custom-shape draw:name="Shape2" draw:style-name="gr59" draw:text-style-name="P26" svg:width="0.3295in" svg:height="0.285in" svg:x="6.7862in" svg:y="0.8567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6.8146in" svg:y="0.8846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6.8807in" svg:y="0.9484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6.87291666666667in 0.841666666666667in)"><draw:text-box><text:p><text:span text:style-name="T6">…</text:span></text:p></draw:text-box></draw:frame></draw:g><draw:g text:anchor-type="paragraph" draw:z-index="91" draw:style-name="gr22"><draw:frame draw:name="Shape11" draw:style-name="gr40" draw:text-style-name="P14" svg:width="0.1453in" svg:height="0.1449in" draw:transform="rotate (-0.805643982720583) translate (6.2625in 1.11458333333333in)"><draw:text-box><text:p><text:span text:style-name="T4">...</text:span></text:p></draw:text-box></draw:frame><draw:frame draw:name="Shape11" draw:style-name="gr40" draw:text-style-name="P14" svg:width="0.1858in" svg:height="0.1449in" draw:transform="rotate (-0.806516647346579) translate (6.69166666666667in 0.738888888888889in)"><draw:text-box><text:p><text:span text:style-name="T4">...</text:span></text:p></draw:text-box></draw:frame><draw:custom-shape draw:name="Shape2" draw:style-name="gr62" draw:text-style-name="P26" svg:width="0.4331in" svg:height="0.3768in" svg:x="6.1339in" svg:y="0.7642in"><text:p/><draw:enhanced-geometry svg:viewBox="0 0 21600 21600" draw:type="rectangle" draw:enhanced-path="M 0 0 L 21600 0 21600 21600 0 21600 0 0 Z N"/></draw:custom-shape><draw:custom-shape draw:name="Shape2" draw:style-name="gr63" draw:text-style-name="P26" svg:width="0.4335in" svg:height="0.3787in" svg:x="6.1705in" svg:y="0.8008in"><text:p/><draw:enhanced-geometry svg:viewBox="0 0 21600 21600" draw:type="rectangle" draw:enhanced-path="M 0 0 L 21600 0 21600 21600 0 21600 0 0 Z N"/></draw:custom-shape><draw:custom-shape draw:name="Shape2" draw:style-name="gr64" draw:text-style-name="P26" svg:width="0.4323in" svg:height="0.3768in" svg:x="6.2583in" svg:y="0.8846in"><text:p/><draw:enhanced-geometry svg:viewBox="0 0 21600 21600" draw:type="rectangle" draw:enhanced-path="M 0 0 L 21600 0 21600 21600 0 21600 0 0 Z N"/></draw:custom-shape><draw:frame draw:name="Shape11" draw:style-name="gr40" draw:text-style-name="P14" svg:width="0.187in" svg:height="0.1449in" draw:transform="rotate (-0.801106126665397) translate (6.24722222222222in 0.745138888888889in)"><draw:text-box><text:p><text:span text:style-name="T4">…</text:span></text:p></draw:text-box></draw:frame></draw:g><draw:g text:anchor-type="paragraph" draw:z-index="92" draw:style-name="gr22"><draw:frame draw:name="Shape11" draw:style-name="gr57" draw:text-style-name="P19" svg:width="0.1098in" svg:height="0.1386in" draw:transform="rotate (-0.803200521767791) translate (7.41766185476815in 1.12222222222222in)"><draw:text-box><text:p><text:span text:style-name="T6">...</text:span></text:p></draw:text-box></draw:frame><draw:frame draw:name="Shape11" draw:style-name="gr58" draw:text-style-name="P19" svg:width="0.1413in" svg:height="0.1378in" draw:transform="rotate (-0.802851455917392) translate (7.74236111111111in 0.8375in)"><draw:text-box><text:p><text:span text:style-name="T6">...</text:span></text:p></draw:text-box></draw:frame><draw:custom-shape draw:name="Shape2" draw:style-name="gr59" draw:text-style-name="P26" svg:width="0.3295in" svg:height="0.285in" svg:x="7.3193in" svg:y="0.8567in"><text:p/><draw:enhanced-geometry svg:viewBox="0 0 21600 21600" draw:type="rectangle" draw:enhanced-path="M 0 0 L 21600 0 21600 21600 0 21600 0 0 Z N"/></draw:custom-shape><draw:custom-shape draw:name="Shape2" draw:style-name="gr60" draw:text-style-name="P26" svg:width="0.3303in" svg:height="0.2858in" svg:x="7.3476in" svg:y="0.8846in"><text:p/><draw:enhanced-geometry svg:viewBox="0 0 21600 21600" draw:type="rectangle" draw:enhanced-path="M 0 0 L 21600 0 21600 21600 0 21600 0 0 Z N"/></draw:custom-shape><draw:custom-shape draw:name="Shape2" draw:style-name="gr61" draw:text-style-name="P26" svg:width="0.3287in" svg:height="0.285in" svg:x="7.4138in" svg:y="0.9484in"><text:p/><draw:enhanced-geometry svg:viewBox="0 0 21600 21600" draw:type="rectangle" draw:enhanced-path="M 0 0 L 21600 0 21600 21600 0 21600 0 0 Z N"/></draw:custom-shape><draw:frame draw:name="Shape11" draw:style-name="gr57" draw:text-style-name="P19" svg:width="0.1413in" svg:height="0.1386in" draw:transform="rotate (-0.795870138909415) translate (7.40625in 0.841666666666667in)"><draw:text-box><text:p><text:span text:style-name="T6">…</text:span></text:p></draw:text-box></draw:frame></draw:g><draw:g text:anchor-type="paragraph" draw:z-index="93" draw:style-name="gr22"><draw:custom-shape draw:name="Shape3" draw:style-name="gr65" draw:text-style-name="P16" svg:width="0.1323in" svg:height="0.1295in" svg:x="4.2984in" svg:y="0.9866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4.4299in" svg:y1="0.9866in" svg:x2="5.135in" svg:y2="1.0953in"><text:p/></draw:line><draw:line draw:name="Shape4" draw:style-name="gr32" draw:text-style-name="P4" svg:x1="4.4295in" svg:y1="1.1146in" svg:x2="5.1346in" svg:y2="1.1146in"><text:p/></draw:line></draw:g></draw:g><draw:g text:anchor-type="paragraph" draw:z-index="94" draw:style-name="gr22"><draw:custom-shape draw:name="Shape3" draw:style-name="gr65" draw:text-style-name="P16" svg:width="0.1323in" svg:height="0.1295in" svg:x="6.3929in" svg:y="1.040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6.524in" svg:y1="1.0409in" svg:x2="7.0098in" svg:y2="1.1496in"><text:p/></draw:line><draw:line draw:name="Shape4" draw:style-name="gr32" draw:text-style-name="P4" svg:x1="6.524in" svg:y1="1.1701in" svg:x2="7.0098in" svg:y2="1.1701in"><text:p/></draw:line></draw:g></draw:g><draw:g text:anchor-type="paragraph" draw:z-index="95" draw:style-name="gr22"><draw:custom-shape draw:name="Shape3" draw:style-name="gr65" draw:text-style-name="P16" svg:width="0.1323in" svg:height="0.1295in" svg:x="5.8008in" svg:y="1.0102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9315in" svg:y1="1.0102in" svg:x2="6.4173in" svg:y2="1.1189in"><text:p/></draw:line><draw:line draw:name="Shape4" draw:style-name="gr32" draw:text-style-name="P4" svg:x1="5.9315in" svg:y1="1.1382in" svg:x2="6.4173in" svg:y2="1.1382in"><text:p/></draw:line></draw:g></draw:g><draw:g text:anchor-type="paragraph" draw:z-index="97" draw:style-name="gr22"><draw:frame draw:name="Shape5" draw:style-name="gr89" draw:text-style-name="P33" svg:width="0.6614in" svg:height="0.2567in" svg:x="1.0874in" svg:y="0.1819in"><draw:text-box><text:p text:style-name="P32"><text:span text:style-name="T12"><text:s/></text:span><text:span text:style-name="T12">Convolution</text:span></text:p></draw:text-box></draw:frame><draw:line draw:name="Shape7" draw:style-name="gr42" draw:text-style-name="P4" svg:x1="1.1693in" svg:y1="0.4382in" svg:x2="1.1693in" svg:y2="0.6862in"><text:p/></draw:line><draw:frame draw:name="Shape5" draw:style-name="gr90" draw:text-style-name="P34" svg:width="0.6614in" svg:height="0.1815in" svg:x="1.9421in" svg:y="0.2138in"><draw:text-box><text:p text:style-name="P32"><text:span text:style-name="T12"><text:s/></text:span><text:span text:style-name="T12">Max Pooling </text:span></text:p></draw:text-box></draw:frame><draw:frame draw:name="Shape5" draw:style-name="gr91" draw:text-style-name="P29" svg:width="0.4898in" svg:height="0.2039in" svg:x="2.7957in" svg:y="0.2181in"><draw:text-box><text:p text:style-name="P35"><text:span text:style-name="T5"><text:s/></text:span><text:span text:style-name="T12">Dropout</text:span></text:p></draw:text-box></draw:frame><draw:line draw:name="Shape7" draw:style-name="gr42" draw:text-style-name="P4" svg:x1="3.0417in" svg:y1="0.4217in" svg:x2="3.0417in" svg:y2="0.7071in"><text:p/></draw:line><draw:line draw:name="Shape7" draw:style-name="gr42" draw:text-style-name="P4" svg:x1="2.2681in" svg:y1="0.3953in" svg:x2="2.2681in" svg:y2="0.6807in"><text:p/></draw:line></draw:g><draw:g text:anchor-type="paragraph" draw:z-index="98" draw:style-name="gr22"><draw:frame draw:name="Shape5" draw:style-name="gr66" draw:text-style-name="P27" svg:width="0.6614in" svg:height="0.2567in" svg:x="3.928in" svg:y="0.252in"><draw:text-box><text:p text:style-name="P4"><text:span text:style-name="T5"><text:s/></text:span><text:span text:style-name="T5">Convolution C2</text:span></text:p><text:p text:style-name="P4"><text:span text:style-name="T10">Filters: 64</text:span></text:p><text:p text:style-name="P4"><text:span text:style-name="T10">kernel_size: 2x2</text:span></text:p></draw:text-box></draw:frame><draw:line draw:name="Shape7" draw:style-name="gr42" draw:text-style-name="P4" svg:x1="3.9654in" svg:y1="0.5083in" svg:x2="3.9654in" svg:y2="0.7563in"><text:p/></draw:line><draw:frame draw:name="Shape5" draw:style-name="gr67" draw:text-style-name="P28" svg:width="0.6614in" svg:height="0.1815in" svg:x="4.6118in" svg:y="0.2567in"><draw:text-box><text:p text:style-name="P4"><text:span text:style-name="T5"><text:s/></text:span><text:span text:style-name="T5">Max Pooling P2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5.3531in" svg:y="0.2547in"><draw:text-box><text:p text:style-name="P4"><text:span text:style-name="T5"><text:s/></text:span><text:span text:style-name="T5">Dropout D2</text:span></text:p><text:p text:style-name="P4"><text:span text:style-name="T10">p:0.2</text:span></text:p></draw:text-box></draw:frame><draw:line draw:name="Shape7" draw:style-name="gr42" draw:text-style-name="P4" svg:x1="5.4764in" svg:y1="0.4583in" svg:x2="5.4764in" svg:y2="0.7437in"><text:p/></draw:line><draw:line draw:name="Shape7" draw:style-name="gr42" draw:text-style-name="P4" svg:x1="4.828in" svg:y1="0.4382in" svg:x2="4.828in" svg:y2="0.7236in"><text:p/></draw:line></draw:g><draw:g text:anchor-type="paragraph" draw:z-index="99" draw:style-name="gr22"><draw:frame draw:name="Shape5" draw:style-name="gr66" draw:text-style-name="P27" svg:width="0.6614in" svg:height="0.2567in" svg:x="6.0618in" svg:y="0.2047in"><draw:text-box><text:p text:style-name="P4"><text:span text:style-name="T5"><text:s/></text:span><text:span text:style-name="T5">Convolution C3</text:span></text:p><text:p text:style-name="P4"><text:span text:style-name="T10">Filters: 128</text:span></text:p><text:p text:style-name="P4"><text:span text:style-name="T10">kernel_size: 2x2</text:span></text:p></draw:text-box></draw:frame><draw:line draw:name="Shape7" draw:style-name="gr42" draw:text-style-name="P4" svg:x1="6.1075in" svg:y1="0.461in" svg:x2="6.1075in" svg:y2="0.7811in"><text:p/></draw:line><draw:frame draw:name="Shape5" draw:style-name="gr67" draw:text-style-name="P28" svg:width="0.6614in" svg:height="0.1815in" svg:x="6.5661in" svg:y="0.4831in"><draw:text-box><text:p text:style-name="P4"><text:span text:style-name="T5"><text:s/></text:span><text:span text:style-name="T5">Max Pooling P3</text:span></text:p><text:p text:style-name="P4"><text:span text:style-name="T10">kernel_size: 2x2</text:span></text:p></draw:text-box></draw:frame><draw:frame draw:name="Shape5" draw:style-name="gr68" draw:text-style-name="P29" svg:width="0.4898in" svg:height="0.2039in" svg:x="7.2626in" svg:y="0.4791in"><draw:text-box><text:p text:style-name="P4"><text:span text:style-name="T5"><text:s/></text:span><text:span text:style-name="T5">Dropout D3</text:span></text:p><text:p text:style-name="P4"><text:span text:style-name="T10">p:0.3</text:span></text:p></draw:text-box></draw:frame><draw:line draw:name="Shape7" draw:style-name="gr42" draw:text-style-name="P4" svg:x1="7.2638in" svg:y1="0.6827in" svg:x2="7.2638in" svg:y2="0.9681in"><text:p/></draw:line><draw:line draw:name="Shape7" draw:style-name="gr42" draw:text-style-name="P4" svg:x1="6.7374in" svg:y1="0.6646in" svg:x2="6.7374in" svg:y2="0.913in"><text:p/></draw:line></draw:g><draw:g text:anchor-type="paragraph" draw:z-index="100" draw:style-name="gr22"><draw:line draw:name="Shape4" draw:style-name="gr32" draw:text-style-name="P4" svg:x1="2.9339in" svg:y1="0.9012in" svg:x2="3.4846in" svg:y2="1.0299in"><text:p/></draw:line><draw:line draw:name="Shape4" draw:style-name="gr32" draw:text-style-name="P4" svg:x1="2.9339in" svg:y1="1.0469in" svg:x2="3.4846in" svg:y2="1.0469in"><text:p/></draw:line></draw:g><draw:g text:anchor-type="paragraph" draw:z-index="101" draw:style-name="gr22"><draw:custom-shape draw:name="Shape3" draw:style-name="gr65" draw:text-style-name="P16" svg:width="0.1323in" svg:height="0.1295in" svg:x="5.148in" svg:y="1.0055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5.2795in" svg:y1="1.0055in" svg:x2="5.7654in" svg:y2="1.1142in"><text:p/></draw:line><draw:line draw:name="Shape4" draw:style-name="gr32" draw:text-style-name="P4" svg:x1="5.2787in" svg:y1="1.1346in" svg:x2="5.7646in" svg:y2="1.1346in"><text:p/></draw:line></draw:g></draw:g><draw:g text:anchor-type="paragraph" draw:z-index="102" draw:style-name="gr22"><draw:custom-shape draw:name="Shape3" draw:style-name="gr65" draw:text-style-name="P16" svg:width="0.1323in" svg:height="0.1295in" svg:x="7.0102in" svg:y="1.0409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7.1413in" svg:y1="1.0409in" svg:x2="7.6272in" svg:y2="1.1496in"><text:p/></draw:line><draw:line draw:name="Shape4" draw:style-name="gr32" draw:text-style-name="P4" svg:x1="7.1413in" svg:y1="1.1701in" svg:x2="7.6272in" svg:y2="1.1701in"><text:p/></draw:line></draw:g></draw:g><draw:frame text:anchor-type="paragraph" draw:z-index="103" draw:name="Shape9" draw:style-name="gr84" draw:text-style-name="P20" svg:width="0.1161in" svg:height="0.124in" draw:transform="rotate (-0.785398163397448) translate (1.37569444444444in 1.26319444444444in)"><draw:text-box><text:p><text:span text:style-name="T5">d</text:span></text:p></draw:text-box></draw:frame><draw:frame text:anchor-type="paragraph" draw:z-index="104" draw:name="Shape9" draw:style-name="gr84" draw:text-style-name="P20" svg:width="0.1161in" svg:height="0.124in" draw:transform="rotate (-0.785398163397448) translate (2.38402777777778in 1.17638888888889in)"><draw:text-box><text:p><text:span text:style-name="T5">d</text:span></text:p></draw:text-box></draw:frame><draw:frame text:anchor-type="paragraph" draw:z-index="105" draw:name="Shape9" draw:style-name="gr84" draw:text-style-name="P20" svg:width="0.1161in" svg:height="0.124in" draw:transform="rotate (-0.785398163397448) translate (3.18472222222222in 1.20972222222222in)"><draw:text-box><text:p><text:span text:style-name="T5">d</text:span></text:p></draw:text-box></draw:frame><draw:frame text:anchor-type="paragraph" draw:z-index="106" draw:name="Shape9" draw:style-name="gr84" draw:text-style-name="P20" svg:width="0.1161in" svg:height="0.124in" draw:transform="rotate (-0.785398163397448) translate (4.04583333333333in 1.18888888888889in)"><draw:text-box><text:p><text:span text:style-name="T5">64</text:span></text:p></draw:text-box></draw:frame><draw:frame text:anchor-type="paragraph" draw:z-index="107" draw:name="Shape9" draw:style-name="gr84" draw:text-style-name="P20" svg:width="0.1161in" svg:height="0.124in" draw:transform="rotate (-0.785398163397448) translate (4.88541666666667in 1.17777777777778in)"><draw:text-box><text:p><text:span text:style-name="T5">64</text:span></text:p></draw:text-box></draw:frame><draw:frame text:anchor-type="paragraph" draw:z-index="108" draw:name="Shape9" draw:style-name="gr84" draw:text-style-name="P20" svg:width="0.1161in" svg:height="0.124in" draw:transform="rotate (-0.785398163397448) translate (5.51875in 1.17777777777778in)"><draw:text-box><text:p><text:span text:style-name="T5">64</text:span></text:p></draw:text-box></draw:frame><draw:frame text:anchor-type="paragraph" draw:z-index="109" draw:name="Shape9" draw:style-name="gr85" draw:text-style-name="P20" svg:width="0.2394in" svg:height="0.1362in" draw:transform="rotate (-0.00907571211037019) translate (5.68333333333333in 1.26041666666667in)"><draw:text-box><text:p><text:span text:style-name="T5">63x47</text:span></text:p></draw:text-box></draw:frame><draw:frame text:anchor-type="paragraph" draw:z-index="110" draw:name="Shape9" draw:style-name="gr84" draw:text-style-name="P20" svg:width="0.178in" svg:height="0.124in" draw:transform="rotate (-0.785398163397449) translate (6.15486111111111in 1.16805555555556in)"><draw:text-box><text:p><text:span text:style-name="T5">128</text:span></text:p></draw:text-box></draw:frame><draw:frame text:anchor-type="paragraph" draw:z-index="111" draw:name="Shape9" draw:style-name="gr84" draw:text-style-name="P20" svg:width="0.178in" svg:height="0.124in" draw:transform="rotate (-0.785398163397449) translate (6.77777777777778in 1.15in)"><draw:text-box><text:p><text:span text:style-name="T5">128</text:span></text:p></draw:text-box></draw:frame><draw:frame text:anchor-type="paragraph" draw:z-index="112" draw:name="Shape9" draw:style-name="gr84" draw:text-style-name="P20" svg:width="0.178in" svg:height="0.124in" draw:transform="rotate (-0.785398163397449) translate (7.29652777777778in 1.15in)"><draw:text-box><text:p><text:span text:style-name="T5">128</text:span></text:p></draw:text-box></draw:frame><draw:frame text:anchor-type="paragraph" draw:z-index="113" draw:name="Shape9" draw:style-name="gr86" draw:text-style-name="P20" svg:width="0.2425in" svg:height="0.1185in" draw:transform="rotate (-0.00907571211037019) translate (7.48125in 1.25763888888889in)"><draw:text-box><text:p><text:span text:style-name="T5">31x23</text:span></text:p></draw:text-box></draw:frame><draw:custom-shape text:anchor-type="paragraph" draw:z-index="114" draw:name="Shape10" draw:style-name="gr92" draw:text-style-name="P30" svg:width="2.1807in" svg:height="1.4441in" svg:x="3.878in" svg:y="0.1492in"><text:p text:style-name="P23"><text:span text:style-name="T11">Elementary block 2</text:span></text:p><draw:enhanced-geometry svg:viewBox="0 0 21600 21600" draw:type="rectangle" draw:enhanced-path="M 0 0 L 21600 0 21600 21600 0 21600 0 0 Z N"/></draw:custom-shape><draw:custom-shape text:anchor-type="paragraph" draw:z-index="115" draw:name="Shape10" draw:style-name="gr93" draw:text-style-name="P30" svg:width="1.7323in" svg:height="1.4441in" svg:x="6.0583in" svg:y="0.1425in"><text:p text:style-name="P23"><text:span text:style-name="T11">Elementary block 3</text:span></text:p><draw:enhanced-geometry svg:viewBox="0 0 21600 21600" draw:type="rectangle" draw:enhanced-path="M 0 0 L 21600 0 21600 21600 0 21600 0 0 Z N"/></draw:custom-shape><draw:frame text:anchor-type="paragraph" draw:z-index="116" draw:name="Shape9" draw:style-name="gr84" draw:text-style-name="P20" svg:width="0.2713in" svg:height="0.124in" draw:transform="rotate (-0.00907571211037019) translate (3.42847222222222in 1.26597222222222in)"><draw:text-box><text:p><text:span text:style-name="T5">w x h</text:span></text:p></draw:text-box></draw:frame><draw:frame text:anchor-type="paragraph" draw:z-index="117" draw:name="Shape8" draw:style-name="gr83" draw:text-style-name="P21" svg:width="0.1815in" svg:height="0.113in" svg:x="4.2925in" svg:y="0.8866in"><draw:text-box><text:p><text:span text:style-name="T7">2x2</text:span></text:p></draw:text-box></draw:frame><draw:frame text:anchor-type="paragraph" draw:z-index="118" draw:name="Shape8" draw:style-name="gr83" draw:text-style-name="P21" svg:width="0.1815in" svg:height="0.113in" svg:x="5.8008in" svg:y="0.9173in"><draw:text-box><text:p><text:span text:style-name="T7">2x2</text:span></text:p></draw:text-box></draw:frame><draw:frame text:anchor-type="paragraph" draw:z-index="119" draw:name="Shape8" draw:style-name="gr83" draw:text-style-name="P21" svg:width="0.1815in" svg:height="0.113in" svg:x="6.3854in" svg:y="0.9283in"><draw:text-box><text:p><text:span text:style-name="T7">2x2</text:span></text:p></draw:text-box></draw:frame><draw:line text:anchor-type="paragraph" draw:z-index="120" draw:name="Shape6" draw:style-name="gr76" draw:text-style-name="P17" svg:x1="7.7512in" svg:y1="0.9862in" svg:x2="8.1047in" svg:y2="1.0819in"><text:p/></draw:line><draw:line text:anchor-type="paragraph" draw:z-index="121" draw:name="Shape6" draw:style-name="gr76" draw:text-style-name="P17" svg:x1="7.6776in" svg:y1="0.9126in" svg:x2="8.0685in" svg:y2="0.9862in"><text:p/></draw:line><draw:g text:anchor-type="paragraph" draw:z-index="122" draw:style-name="gr22"><draw:line draw:name="Shape6" draw:style-name="gr36" draw:text-style-name="P17" svg:x1="7.7429in" svg:y1="1.2335in" svg:x2="8.1858in" svg:y2="1.2335in"><text:p/></draw:line><draw:line draw:name="Shape6" draw:style-name="gr36" draw:text-style-name="P17" svg:x1="7.6445in" svg:y1="0.8563in" svg:x2="8.0535in" svg:y2="0.8563in"><text:p/></draw:line><draw:line draw:name="Shape6" draw:style-name="gr36" draw:text-style-name="P17" svg:x1="7.7429in" svg:y1="1.2331in" svg:x2="8.1055in" svg:y2="1.0846in"><text:p/></draw:line><draw:line draw:name="Shape6" draw:style-name="gr36" draw:text-style-name="P17" svg:x1="7.752in" svg:y1="1.0819in" svg:x2="8.1429in" svg:y2="1.1555in"><text:p/></draw:line><draw:line draw:name="Shape6" draw:style-name="gr36" draw:text-style-name="P17" svg:x1="7.752in" svg:y1="0.9862in" svg:x2="8.1055in" svg:y2="1.0819in"><text:p/></draw:line><draw:line draw:name="Shape6" draw:style-name="gr36" draw:text-style-name="P17" svg:x1="7.6783in" svg:y1="0.9126in" svg:x2="8.0693in" svg:y2="0.9862in"><text:p/></draw:line><draw:line draw:name="Shape6" draw:style-name="gr36" draw:text-style-name="P17" svg:x1="7.7902in" svg:y1="1.0228in" svg:x2="8.0776in" svg:y2="0.9126in"><text:p/></draw:line><draw:line draw:name="Shape6" draw:style-name="gr36" draw:text-style-name="P17" svg:x1="7.752in" svg:y1="1.1555in" svg:x2="8.0783in" svg:y2="1.0071in"><text:p/></draw:line></draw:g><draw:g text:anchor-type="paragraph" draw:z-index="123" draw:style-name="gr22"><draw:line draw:name="Shape6" draw:style-name="gr36" draw:text-style-name="P17" svg:x1="8.1776in" svg:y1="1.2335in" svg:x2="8.6205in" svg:y2="1.2335in"><text:p/></draw:line><draw:line draw:name="Shape6" draw:style-name="gr36" draw:text-style-name="P17" svg:x1="8.0795in" svg:y1="0.8563in" svg:x2="8.4886in" svg:y2="0.8563in"><text:p/></draw:line><draw:line draw:name="Shape6" draw:style-name="gr36" draw:text-style-name="P17" svg:x1="8.1776in" svg:y1="1.2331in" svg:x2="8.5402in" svg:y2="1.0846in"><text:p/></draw:line><draw:line draw:name="Shape6" draw:style-name="gr36" draw:text-style-name="P17" svg:x1="8.1488in" svg:y1="1.0543in" svg:x2="8.5772in" svg:y2="1.1559in"><text:p/></draw:line><draw:line draw:name="Shape6" draw:style-name="gr36" draw:text-style-name="P17" svg:x1="8.113in" svg:y1="0.9583in" svg:x2="8.5402in" svg:y2="1.0827in"><text:p/></draw:line><draw:line draw:name="Shape6" draw:style-name="gr36" draw:text-style-name="P17" svg:x1="8.113in" svg:y1="0.9126in" svg:x2="8.5039in" svg:y2="0.9862in"><text:p/></draw:line><draw:line draw:name="Shape6" draw:style-name="gr36" draw:text-style-name="P17" svg:x1="8.1488in" svg:y1="1.0543in" svg:x2="8.5126in" svg:y2="0.9126in"><text:p/></draw:line><draw:line draw:name="Shape6" draw:style-name="gr36" draw:text-style-name="P17" svg:x1="8.187in" svg:y1="1.1555in" svg:x2="8.5134in" svg:y2="1.0071in"><text:p/></draw:line></draw:g><draw:line text:anchor-type="paragraph" draw:z-index="124" draw:name="Shape4" draw:style-name="gr75" draw:text-style-name="P4" svg:x1="8.4886in" svg:y1="0.8563in" svg:x2="8.6205in" svg:y2="1.2335in"><text:p/></draw:line><draw:g text:anchor-type="paragraph" draw:z-index="125" draw:style-name="gr22"><draw:line draw:name="Shape6" draw:style-name="gr36" draw:text-style-name="P17" svg:x1="8.6209in" svg:y1="1.211in" svg:x2="8.8224in" svg:y2="1.1173in"><text:p/></draw:line><draw:line draw:name="Shape6" draw:style-name="gr36" draw:text-style-name="P17" svg:x1="8.5228in" svg:y1="0.8563in" svg:x2="8.7756in" svg:y2="0.9327in"><text:p/></draw:line><draw:line draw:name="Shape6" draw:style-name="gr36" draw:text-style-name="P17" svg:x1="8.5866in" svg:y1="1.1402in" svg:x2="8.822in" svg:y2="1.0283in"><text:p/></draw:line><draw:line draw:name="Shape6" draw:style-name="gr36" draw:text-style-name="P17" svg:x1="8.5681in" svg:y1="1.0055in" svg:x2="8.8043in" svg:y2="1.0657in"><text:p/></draw:line><draw:line draw:name="Shape6" draw:style-name="gr36" draw:text-style-name="P17" svg:x1="8.5445in" svg:y1="0.9327in" svg:x2="8.822in" svg:y2="1.0264in"><text:p/></draw:line><draw:line draw:name="Shape6" draw:style-name="gr36" draw:text-style-name="P17" svg:x1="8.5445in" svg:y1="0.8992in" svg:x2="8.7756in" svg:y2="0.9547in"><text:p/></draw:line><draw:line draw:name="Shape6" draw:style-name="gr36" draw:text-style-name="P17" svg:x1="8.5681in" svg:y1="1.0059in" svg:x2="8.7756in" svg:y2="0.9543in"><text:p/></draw:line><draw:line draw:name="Shape6" draw:style-name="gr36" draw:text-style-name="P17" svg:x1="8.5917in" svg:y1="1.0819in" svg:x2="8.8035in" svg:y2="0.9701in"><text:p/></draw:line></draw:g><draw:g text:anchor-type="paragraph" draw:z-index="126" draw:style-name="gr22"><draw:line draw:name="Shape4" draw:style-name="gr32" draw:text-style-name="P4" svg:x1="8.8563in" svg:y1="1.0417in" svg:x2="8.9492in" svg:y2="1.0417in"><text:p/></draw:line></draw:g><draw:frame text:anchor-type="paragraph" draw:z-index="127" draw:name="Shape11" draw:style-name="gr94" draw:text-style-name="P31" svg:width="0.1378in" svg:height="0.0807in" draw:transform="rotate (-1.25663706143592) translate (8.93263888888889in 0.961805555555555in)"><draw:text-box><text:p><text:span text:style-name="T10">…</text:span><text:span text:style-name="T10">.</text:span></text:p></draw:text-box></draw:frame><draw:frame text:anchor-type="paragraph" draw:z-index="128" draw:name="Shape5" draw:style-name="gr78" draw:text-style-name="P19" svg:width="0.2087in" svg:height="0.1661in" svg:x="8.4126in" svg:y="0.7327in"><draw:text-box><text:p><text:span text:style-name="T6">FC2</text:span></text:p></draw:text-box></draw:frame><draw:frame text:anchor-type="paragraph" draw:z-index="129" draw:name="Shape5" draw:style-name="gr78" draw:text-style-name="P19" svg:width="0.2087in" svg:height="0.1661in" svg:x="8.7071in" svg:y="0.7957in"><draw:text-box><text:p><text:span text:style-name="T6">FC3</text:span></text:p></draw:text-box></draw:frame><draw:frame text:anchor-type="paragraph" draw:z-index="130" draw:name="Shape5" draw:style-name="gr95" draw:text-style-name="P29" svg:width="0.4898in" svg:height="0.2039in" svg:x="8.0299in" svg:y="0.402in"><draw:text-box><text:p text:style-name="P4"><text:span text:style-name="T5"><text:s/></text:span><text:span text:style-name="T5">Dropout D4</text:span></text:p><text:p text:style-name="P4"><text:span text:style-name="T10">p:0.5</text:span></text:p></draw:text-box></draw:frame><draw:line text:anchor-type="paragraph" draw:z-index="131" draw:name="Shape7" draw:style-name="gr82" draw:text-style-name="P4" svg:x1="8.2445in" svg:y1="0.6055in" svg:x2="8.2445in" svg:y2="0.8157in"><text:p/></draw:line></text:p>
      <text:p text:style-name="P2"><draw:g text:anchor-type="paragraph" draw:z-index="69" draw:style-name="gr22"><draw:custom-shape draw:name="Shape3" draw:style-name="gr35" draw:text-style-name="P16" svg:width="0.1886in" svg:height="0.1886in" svg:x="0.4228in" svg:y="1.4764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0.6067in" svg:y1="1.4764in" svg:x2="1.487in" svg:y2="1.6429in"><text:p/></draw:line><draw:line draw:name="Shape4" draw:style-name="gr32" draw:text-style-name="P4" svg:x1="0.6067in" svg:y1="1.6646in" svg:x2="1.487in" svg:y2="1.6646in"><text:p/></draw:line></draw:g></draw:g><draw:g text:anchor-type="paragraph" draw:z-index="96" draw:style-name="gr22"><draw:custom-shape draw:name="Shape3" draw:style-name="gr65" draw:text-style-name="P16" svg:width="0.1323in" svg:height="0.1295in" svg:x="3.4472in" svg:y="1.7535in"><text:p/><draw:enhanced-geometry svg:viewBox="0 0 21600 21600" draw:type="rectangle" draw:enhanced-path="M 0 0 L 21600 0 21600 21600 0 21600 0 0 Z N"/></draw:custom-shape><draw:g draw:style-name="gr23"><draw:line draw:name="Shape4" draw:style-name="gr32" draw:text-style-name="P4" svg:x1="3.5791in" svg:y1="1.7535in" svg:x2="4.2673in" svg:y2="1.8622in"><text:p/></draw:line><draw:line draw:name="Shape4" draw:style-name="gr32" draw:text-style-name="P4" svg:x1="3.578in" svg:y1="1.8827in" svg:x2="4.2665in" svg:y2="1.8827in"><text:p/></draw:lin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4-12T11:20:21.053630071</dc:date>
    <meta:editing-duration>PT5H5M10S</meta:editing-duration>
    <meta:editing-cycles>120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12" meta:character-count="64" meta:non-whitespace-character-count="53"/>
  </office:meta>
</office:document-meta>
</file>